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puzzles/regular-5x5/0.json</text:p>
          </table:table-cell>
          <table:table-cell office:value-type="float" office:value="0.0321877479553223" calcext:value-type="float">
            <text:p>0.0321877479553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.json</text:p>
          </table:table-cell>
          <table:table-cell office:value-type="float" office:value="0.0259176254272461" calcext:value-type="float">
            <text:p>0.0259176254272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.json</text:p>
          </table:table-cell>
          <table:table-cell office:value-type="float" office:value="0.0277522563934326" calcext:value-type="float">
            <text:p>0.0277522563934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3.json</text:p>
          </table:table-cell>
          <table:table-cell office:value-type="float" office:value="0.0267170906066895" calcext:value-type="float">
            <text:p>0.0267170906066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4.json</text:p>
          </table:table-cell>
          <table:table-cell office:value-type="float" office:value="0.0261195659637451" calcext:value-type="float">
            <text:p>0.0261195659637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5.json</text:p>
          </table:table-cell>
          <table:table-cell office:value-type="float" office:value="0.0262461185455322" calcext:value-type="float">
            <text:p>0.0262461185455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6.json</text:p>
          </table:table-cell>
          <table:table-cell office:value-type="float" office:value="0.0262327194213867" calcext:value-type="float">
            <text:p>0.0262327194213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7.json</text:p>
          </table:table-cell>
          <table:table-cell office:value-type="float" office:value="0.0280040264129639" calcext:value-type="float">
            <text:p>0.02800402641296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8.json</text:p>
          </table:table-cell>
          <table:table-cell office:value-type="float" office:value="0.026184606552124" calcext:value-type="float">
            <text:p>0.026184606552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9.json</text:p>
          </table:table-cell>
          <table:table-cell office:value-type="float" office:value="0.0263298988342285" calcext:value-type="float">
            <text:p>0.0263298988342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0.json</text:p>
          </table:table-cell>
          <table:table-cell office:value-type="float" office:value="0.0262823104858398" calcext:value-type="float">
            <text:p>0.0262823104858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1.json</text:p>
          </table:table-cell>
          <table:table-cell office:value-type="float" office:value="0.0277225494384766" calcext:value-type="float">
            <text:p>0.0277225494384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2.json</text:p>
          </table:table-cell>
          <table:table-cell office:value-type="float" office:value="0.0281090259552002" calcext:value-type="float">
            <text:p>0.028109025955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3.json</text:p>
          </table:table-cell>
          <table:table-cell office:value-type="float" office:value="0.0284177303314209" calcext:value-type="float">
            <text:p>0.0284177303314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4.json</text:p>
          </table:table-cell>
          <table:table-cell office:value-type="float" office:value="0.0262375831604004" calcext:value-type="float">
            <text:p>0.0262375831604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5.json</text:p>
          </table:table-cell>
          <table:table-cell office:value-type="float" office:value="0.0259926795959473" calcext:value-type="float">
            <text:p>0.02599267959594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6.json</text:p>
          </table:table-cell>
          <table:table-cell office:value-type="float" office:value="0.0262327671051025" calcext:value-type="float">
            <text:p>0.026232767105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7.json</text:p>
          </table:table-cell>
          <table:table-cell office:value-type="float" office:value="0.025947093963623" calcext:value-type="float">
            <text:p>0.0259470939636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8.json</text:p>
          </table:table-cell>
          <table:table-cell office:value-type="float" office:value="0.0261527538299561" calcext:value-type="float">
            <text:p>0.02615275382995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9.json</text:p>
          </table:table-cell>
          <table:table-cell office:value-type="float" office:value="0.0260117530822754" calcext:value-type="float">
            <text:p>0.02601175308227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0.json</text:p>
          </table:table-cell>
          <table:table-cell office:value-type="float" office:value="0.0277244567871094" calcext:value-type="float">
            <text:p>0.0277244567871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1.json</text:p>
          </table:table-cell>
          <table:table-cell office:value-type="float" office:value="0.0279278755187988" calcext:value-type="float">
            <text:p>0.0279278755187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2.json</text:p>
          </table:table-cell>
          <table:table-cell office:value-type="float" office:value="0.0257607936859131" calcext:value-type="float">
            <text:p>0.0257607936859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3.json</text:p>
          </table:table-cell>
          <table:table-cell office:value-type="float" office:value="0.0263642311096191" calcext:value-type="float">
            <text:p>0.0263642311096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4.json</text:p>
          </table:table-cell>
          <table:table-cell office:value-type="float" office:value="0.0280878067016602" calcext:value-type="float">
            <text:p>0.0280878067016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5.json</text:p>
          </table:table-cell>
          <table:table-cell office:value-type="float" office:value="0.025878381729126" calcext:value-type="float">
            <text:p>0.025878381729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6.json</text:p>
          </table:table-cell>
          <table:table-cell office:value-type="float" office:value="0.0255967617034912" calcext:value-type="float">
            <text:p>0.02559676170349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7.json</text:p>
          </table:table-cell>
          <table:table-cell office:value-type="float" office:value="0.0279033184051514" calcext:value-type="float">
            <text:p>0.0279033184051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8.json</text:p>
          </table:table-cell>
          <table:table-cell office:value-type="float" office:value="0.0281532764434814" calcext:value-type="float">
            <text:p>0.0281532764434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9.json</text:p>
          </table:table-cell>
          <table:table-cell office:value-type="float" office:value="0.0264299869537354" calcext:value-type="float">
            <text:p>0.0264299869537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6x6/0.json</text:p>
          </table:table-cell>
          <table:table-cell office:value-type="float" office:value="0.0424098014831543" calcext:value-type="float">
            <text:p>0.04240980148315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.json</text:p>
          </table:table-cell>
          <table:table-cell office:value-type="float" office:value="0.0436119079589844" calcext:value-type="float">
            <text:p>0.04361190795898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.json</text:p>
          </table:table-cell>
          <table:table-cell office:value-type="float" office:value="0.0368635177612305" calcext:value-type="float">
            <text:p>0.0368635177612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3.json</text:p>
          </table:table-cell>
          <table:table-cell office:value-type="float" office:value="0.0375370979309082" calcext:value-type="float">
            <text:p>0.03753709793090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4.json</text:p>
          </table:table-cell>
          <table:table-cell office:value-type="float" office:value="0.0369662761688232" calcext:value-type="float">
            <text:p>0.03696627616882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5.json</text:p>
          </table:table-cell>
          <table:table-cell office:value-type="float" office:value="0.0432314872741699" calcext:value-type="float">
            <text:p>0.04323148727416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6.json</text:p>
          </table:table-cell>
          <table:table-cell office:value-type="float" office:value="0.0397092819213867" calcext:value-type="float">
            <text:p>0.0397092819213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7.json</text:p>
          </table:table-cell>
          <table:table-cell office:value-type="float" office:value="0.0399476051330566" calcext:value-type="float">
            <text:p>0.03994760513305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8.json</text:p>
          </table:table-cell>
          <table:table-cell office:value-type="float" office:value="0.0429740428924561" calcext:value-type="float">
            <text:p>0.04297404289245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9.json</text:p>
          </table:table-cell>
          <table:table-cell office:value-type="float" office:value="0.0395641326904297" calcext:value-type="float">
            <text:p>0.0395641326904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0.json</text:p>
          </table:table-cell>
          <table:table-cell office:value-type="float" office:value="0.0435346603393555" calcext:value-type="float">
            <text:p>0.04353466033935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1.json</text:p>
          </table:table-cell>
          <table:table-cell office:value-type="float" office:value="0.0459683418273926" calcext:value-type="float">
            <text:p>0.04596834182739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2.json</text:p>
          </table:table-cell>
          <table:table-cell office:value-type="float" office:value="0.040054988861084" calcext:value-type="float">
            <text:p>0.0400549888610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3.json</text:p>
          </table:table-cell>
          <table:table-cell office:value-type="float" office:value="0.0394359111785889" calcext:value-type="float">
            <text:p>0.03943591117858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4.json</text:p>
          </table:table-cell>
          <table:table-cell office:value-type="float" office:value="0.0435064315795898" calcext:value-type="float">
            <text:p>0.04350643157958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5.json</text:p>
          </table:table-cell>
          <table:table-cell office:value-type="float" office:value="0.0424506187438965" calcext:value-type="float">
            <text:p>0.04245061874389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6.json</text:p>
          </table:table-cell>
          <table:table-cell office:value-type="float" office:value="0.0420993804931641" calcext:value-type="float">
            <text:p>0.04209938049316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7.json</text:p>
          </table:table-cell>
          <table:table-cell office:value-type="float" office:value="0.0399873733520508" calcext:value-type="float">
            <text:p>0.03998737335205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8.json</text:p>
          </table:table-cell>
          <table:table-cell office:value-type="float" office:value="0.0402953147888184" calcext:value-type="float">
            <text:p>0.0402953147888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9.json</text:p>
          </table:table-cell>
          <table:table-cell office:value-type="float" office:value="0.0368813991546631" calcext:value-type="float">
            <text:p>0.0368813991546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0.json</text:p>
          </table:table-cell>
          <table:table-cell office:value-type="float" office:value="0.0425589561462402" calcext:value-type="float">
            <text:p>0.04255895614624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1.json</text:p>
          </table:table-cell>
          <table:table-cell office:value-type="float" office:value="0.0400312900543213" calcext:value-type="float">
            <text:p>0.0400312900543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2.json</text:p>
          </table:table-cell>
          <table:table-cell office:value-type="float" office:value="0.0382455825805664" calcext:value-type="float">
            <text:p>0.0382455825805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3.json</text:p>
          </table:table-cell>
          <table:table-cell office:value-type="float" office:value="0.0431116104125977" calcext:value-type="float">
            <text:p>0.04311161041259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4.json</text:p>
          </table:table-cell>
          <table:table-cell office:value-type="float" office:value="0.0429627418518066" calcext:value-type="float">
            <text:p>0.04296274185180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5.json</text:p>
          </table:table-cell>
          <table:table-cell office:value-type="float" office:value="0.0401051998138428" calcext:value-type="float">
            <text:p>0.04010519981384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6.json</text:p>
          </table:table-cell>
          <table:table-cell office:value-type="float" office:value="0.0392780303955078" calcext:value-type="float">
            <text:p>0.03927803039550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7.json</text:p>
          </table:table-cell>
          <table:table-cell office:value-type="float" office:value="0.0371789455413818" calcext:value-type="float">
            <text:p>0.03717894554138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8.json</text:p>
          </table:table-cell>
          <table:table-cell office:value-type="float" office:value="0.0440157890319824" calcext:value-type="float">
            <text:p>0.04401578903198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9.json</text:p>
          </table:table-cell>
          <table:table-cell office:value-type="float" office:value="0.0418022632598877" calcext:value-type="float">
            <text:p>0.0418022632598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7x7/0.json</text:p>
          </table:table-cell>
          <table:table-cell office:value-type="float" office:value="0.0612427234649658" calcext:value-type="float">
            <text:p>0.06124272346496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.json</text:p>
          </table:table-cell>
          <table:table-cell office:value-type="float" office:value="0.0638944625854492" calcext:value-type="float">
            <text:p>0.06389446258544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.json</text:p>
          </table:table-cell>
          <table:table-cell office:value-type="float" office:value="0.0682290554046631" calcext:value-type="float">
            <text:p>0.06822905540466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3.json</text:p>
          </table:table-cell>
          <table:table-cell office:value-type="float" office:value="0.0554520130157471" calcext:value-type="float">
            <text:p>0.0554520130157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4.json</text:p>
          </table:table-cell>
          <table:table-cell office:value-type="float" office:value="0.0591582775115967" calcext:value-type="float">
            <text:p>0.05915827751159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5.json</text:p>
          </table:table-cell>
          <table:table-cell office:value-type="float" office:value="0.064705228805542" calcext:value-type="float">
            <text:p>0.0647052288055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6.json</text:p>
          </table:table-cell>
          <table:table-cell office:value-type="float" office:value="0.0558004379272461" calcext:value-type="float">
            <text:p>0.05580043792724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7.json</text:p>
          </table:table-cell>
          <table:table-cell office:value-type="float" office:value="0.0645092010498047" calcext:value-type="float">
            <text:p>0.06450920104980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8.json</text:p>
          </table:table-cell>
          <table:table-cell office:value-type="float" office:value="0.0596374034881592" calcext:value-type="float">
            <text:p>0.05963740348815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9.json</text:p>
          </table:table-cell>
          <table:table-cell office:value-type="float" office:value="0.0596734046936035" calcext:value-type="float">
            <text:p>0.0596734046936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0.json</text:p>
          </table:table-cell>
          <table:table-cell office:value-type="float" office:value="0.070450496673584" calcext:value-type="float">
            <text:p>0.0704504966735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1.json</text:p>
          </table:table-cell>
          <table:table-cell office:value-type="float" office:value="0.0656786441802979" calcext:value-type="float">
            <text:p>0.06567864418029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2.json</text:p>
          </table:table-cell>
          <table:table-cell office:value-type="float" office:value="0.0606781959533691" calcext:value-type="float">
            <text:p>0.0606781959533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3.json</text:p>
          </table:table-cell>
          <table:table-cell office:value-type="float" office:value="0.0698402881622314" calcext:value-type="float">
            <text:p>0.0698402881622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4.json</text:p>
          </table:table-cell>
          <table:table-cell office:value-type="float" office:value="0.055714750289917" calcext:value-type="float">
            <text:p>0.0557147502899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5.json</text:p>
          </table:table-cell>
          <table:table-cell office:value-type="float" office:value="0.056583833694458" calcext:value-type="float">
            <text:p>0.0565838336944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6.json</text:p>
          </table:table-cell>
          <table:table-cell office:value-type="float" office:value="0.0646963119506836" calcext:value-type="float">
            <text:p>0.06469631195068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7.json</text:p>
          </table:table-cell>
          <table:table-cell office:value-type="float" office:value="0.0645795345306397" calcext:value-type="float">
            <text:p>0.0645795345306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8.json</text:p>
          </table:table-cell>
          <table:table-cell office:value-type="float" office:value="0.0699303150177002" calcext:value-type="float">
            <text:p>0.0699303150177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9.json</text:p>
          </table:table-cell>
          <table:table-cell office:value-type="float" office:value="0.0579017639160156" calcext:value-type="float">
            <text:p>0.0579017639160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0.json</text:p>
          </table:table-cell>
          <table:table-cell office:value-type="float" office:value="0.0601905345916748" calcext:value-type="float">
            <text:p>0.06019053459167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1.json</text:p>
          </table:table-cell>
          <table:table-cell office:value-type="float" office:value="0.0641440868377686" calcext:value-type="float">
            <text:p>0.06414408683776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2.json</text:p>
          </table:table-cell>
          <table:table-cell office:value-type="float" office:value="0.0601760864257813" calcext:value-type="float">
            <text:p>0.06017608642578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3.json</text:p>
          </table:table-cell>
          <table:table-cell office:value-type="float" office:value="0.0600750923156738" calcext:value-type="float">
            <text:p>0.0600750923156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4.json</text:p>
          </table:table-cell>
          <table:table-cell office:value-type="float" office:value="0.0603958129882813" calcext:value-type="float">
            <text:p>0.06039581298828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5.json</text:p>
          </table:table-cell>
          <table:table-cell office:value-type="float" office:value="0.0566833019256592" calcext:value-type="float">
            <text:p>0.05668330192565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6.json</text:p>
          </table:table-cell>
          <table:table-cell office:value-type="float" office:value="0.056951379776001" calcext:value-type="float">
            <text:p>0.056951379776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7.json</text:p>
          </table:table-cell>
          <table:table-cell office:value-type="float" office:value="0.0660529136657715" calcext:value-type="float">
            <text:p>0.0660529136657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8.json</text:p>
          </table:table-cell>
          <table:table-cell office:value-type="float" office:value="0.0637513637542725" calcext:value-type="float">
            <text:p>0.0637513637542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9.json</text:p>
          </table:table-cell>
          <table:table-cell office:value-type="float" office:value="0.067231559753418" calcext:value-type="float">
            <text:p>0.0672315597534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8x8/0.json</text:p>
          </table:table-cell>
          <table:table-cell office:value-type="float" office:value="0.0820362091064453" calcext:value-type="float">
            <text:p>0.08203620910644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.json</text:p>
          </table:table-cell>
          <table:table-cell office:value-type="float" office:value="0.0843151569366455" calcext:value-type="float">
            <text:p>0.0843151569366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.json</text:p>
          </table:table-cell>
          <table:table-cell office:value-type="float" office:value="0.0882413864135742" calcext:value-type="float">
            <text:p>0.0882413864135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3.json</text:p>
          </table:table-cell>
          <table:table-cell office:value-type="float" office:value="0.0912219524383545" calcext:value-type="float">
            <text:p>0.09122195243835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4.json</text:p>
          </table:table-cell>
          <table:table-cell office:value-type="float" office:value="0.084129810333252" calcext:value-type="float">
            <text:p>0.084129810333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5.json</text:p>
          </table:table-cell>
          <table:table-cell office:value-type="float" office:value="0.0941606521606445" calcext:value-type="float">
            <text:p>0.0941606521606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6.json</text:p>
          </table:table-cell>
          <table:table-cell office:value-type="float" office:value="0.0781498908996582" calcext:value-type="float">
            <text:p>0.07814989089965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7.json</text:p>
          </table:table-cell>
          <table:table-cell office:value-type="float" office:value="0.0901468276977539" calcext:value-type="float">
            <text:p>0.09014682769775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8.json</text:p>
          </table:table-cell>
          <table:table-cell office:value-type="float" office:value="0.0831401348114014" calcext:value-type="float">
            <text:p>0.0831401348114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9.json</text:p>
          </table:table-cell>
          <table:table-cell office:value-type="float" office:value="0.084906005859375" calcext:value-type="float">
            <text:p>0.084906005859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0.json</text:p>
          </table:table-cell>
          <table:table-cell office:value-type="float" office:value="0.0888996124267578" calcext:value-type="float">
            <text:p>0.08889961242675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1.json</text:p>
          </table:table-cell>
          <table:table-cell office:value-type="float" office:value="0.083798360824585" calcext:value-type="float">
            <text:p>0.0837983608245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2.json</text:p>
          </table:table-cell>
          <table:table-cell office:value-type="float" office:value="0.0836619377136231" calcext:value-type="float">
            <text:p>0.08366193771362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3.json</text:p>
          </table:table-cell>
          <table:table-cell office:value-type="float" office:value="0.0839045524597168" calcext:value-type="float">
            <text:p>0.08390455245971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4.json</text:p>
          </table:table-cell>
          <table:table-cell office:value-type="float" office:value="0.0831908226013184" calcext:value-type="float">
            <text:p>0.08319082260131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5.json</text:p>
          </table:table-cell>
          <table:table-cell office:value-type="float" office:value="0.0914677143096924" calcext:value-type="float">
            <text:p>0.09146771430969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6.json</text:p>
          </table:table-cell>
          <table:table-cell office:value-type="float" office:value="0.0957009315490723" calcext:value-type="float">
            <text:p>0.09570093154907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7.json</text:p>
          </table:table-cell>
          <table:table-cell office:value-type="float" office:value="0.102253818511963" calcext:value-type="float">
            <text:p>0.10225381851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8.json</text:p>
          </table:table-cell>
          <table:table-cell office:value-type="float" office:value="0.0950711250305176" calcext:value-type="float">
            <text:p>0.09507112503051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9.json</text:p>
          </table:table-cell>
          <table:table-cell office:value-type="float" office:value="0.10306510925293" calcext:value-type="float">
            <text:p>0.10306510925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0.json</text:p>
          </table:table-cell>
          <table:table-cell office:value-type="float" office:value="0.0967641830444336" calcext:value-type="float">
            <text:p>0.0967641830444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1.json</text:p>
          </table:table-cell>
          <table:table-cell office:value-type="float" office:value="0.08379225730896" calcext:value-type="float">
            <text:p>0.083792257308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2.json</text:p>
          </table:table-cell>
          <table:table-cell office:value-type="float" office:value="0.0888087272644043" calcext:value-type="float">
            <text:p>0.08880872726440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3.json</text:p>
          </table:table-cell>
          <table:table-cell office:value-type="float" office:value="0.0902499198913574" calcext:value-type="float">
            <text:p>0.09024991989135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4.json</text:p>
          </table:table-cell>
          <table:table-cell office:value-type="float" office:value="0.0887599468231201" calcext:value-type="float">
            <text:p>0.08875994682312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5.json</text:p>
          </table:table-cell>
          <table:table-cell office:value-type="float" office:value="0.162250947952271" calcext:value-type="float">
            <text:p>0.1622509479522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6.json</text:p>
          </table:table-cell>
          <table:table-cell office:value-type="float" office:value="0.0947396278381348" calcext:value-type="float">
            <text:p>0.09473962783813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7.json</text:p>
          </table:table-cell>
          <table:table-cell office:value-type="float" office:value="0.0922650814056397" calcext:value-type="float">
            <text:p>0.09226508140563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8.json</text:p>
          </table:table-cell>
          <table:table-cell office:value-type="float" office:value="0.0935508728027344" calcext:value-type="float">
            <text:p>0.09355087280273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9.json</text:p>
          </table:table-cell>
          <table:table-cell office:value-type="float" office:value="0.0940276622772217" calcext:value-type="float">
            <text:p>0.09402766227722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9x9/0.json</text:p>
          </table:table-cell>
          <table:table-cell office:value-type="float" office:value="0.143504858016968" calcext:value-type="float">
            <text:p>0.1435048580169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.json</text:p>
          </table:table-cell>
          <table:table-cell office:value-type="float" office:value="0.137910461425781" calcext:value-type="float">
            <text:p>0.1379104614257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.json</text:p>
          </table:table-cell>
          <table:table-cell office:value-type="float" office:value="0.13962516784668" calcext:value-type="float">
            <text:p>0.139625167846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3.json</text:p>
          </table:table-cell>
          <table:table-cell office:value-type="float" office:value="0.126807451248169" calcext:value-type="float">
            <text:p>0.1268074512481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4.json</text:p>
          </table:table-cell>
          <table:table-cell office:value-type="float" office:value="0.133941602706909" calcext:value-type="float">
            <text:p>0.1339416027069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5.json</text:p>
          </table:table-cell>
          <table:table-cell office:value-type="float" office:value="0.148012590408325" calcext:value-type="float">
            <text:p>0.1480125904083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6.json</text:p>
          </table:table-cell>
          <table:table-cell office:value-type="float" office:value="0.153371047973633" calcext:value-type="float">
            <text:p>0.1533710479736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7.json</text:p>
          </table:table-cell>
          <table:table-cell office:value-type="float" office:value="0.130904150009155" calcext:value-type="float">
            <text:p>0.1309041500091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8.json</text:p>
          </table:table-cell>
          <table:table-cell office:value-type="float" office:value="0.129603433609009" calcext:value-type="float">
            <text:p>0.1296034336090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9.json</text:p>
          </table:table-cell>
          <table:table-cell office:value-type="float" office:value="0.128937196731567" calcext:value-type="float">
            <text:p>0.1289371967315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0.json</text:p>
          </table:table-cell>
          <table:table-cell office:value-type="float" office:value="0.146829652786255" calcext:value-type="float">
            <text:p>0.1468296527862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1.json</text:p>
          </table:table-cell>
          <table:table-cell office:value-type="float" office:value="0.132241296768188" calcext:value-type="float">
            <text:p>0.1322412967681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2.json</text:p>
          </table:table-cell>
          <table:table-cell office:value-type="float" office:value="0.130286312103271" calcext:value-type="float">
            <text:p>0.1302863121032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3.json</text:p>
          </table:table-cell>
          <table:table-cell office:value-type="float" office:value="0.138461065292358" calcext:value-type="float">
            <text:p>0.1384610652923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4.json</text:p>
          </table:table-cell>
          <table:table-cell office:value-type="float" office:value="0.127095222473145" calcext:value-type="float">
            <text:p>0.1270952224731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5.json</text:p>
          </table:table-cell>
          <table:table-cell office:value-type="float" office:value="0.143728971481323" calcext:value-type="float">
            <text:p>0.1437289714813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6.json</text:p>
          </table:table-cell>
          <table:table-cell office:value-type="float" office:value="0.114450073242188" calcext:value-type="float">
            <text:p>0.1144500732421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7.json</text:p>
          </table:table-cell>
          <table:table-cell office:value-type="float" office:value="0.135300922393799" calcext:value-type="float">
            <text:p>0.1353009223937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8.json</text:p>
          </table:table-cell>
          <table:table-cell office:value-type="float" office:value="0.134708309173584" calcext:value-type="float">
            <text:p>0.1347083091735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9.json</text:p>
          </table:table-cell>
          <table:table-cell office:value-type="float" office:value="0.134105443954468" calcext:value-type="float">
            <text:p>0.1341054439544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0.json</text:p>
          </table:table-cell>
          <table:table-cell office:value-type="float" office:value="0.120513153076172" calcext:value-type="float">
            <text:p>0.1205131530761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1.json</text:p>
          </table:table-cell>
          <table:table-cell office:value-type="float" office:value="0.139062690734863" calcext:value-type="float">
            <text:p>0.1390626907348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2.json</text:p>
          </table:table-cell>
          <table:table-cell office:value-type="float" office:value="0.135533475875854" calcext:value-type="float">
            <text:p>0.1355334758758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3.json</text:p>
          </table:table-cell>
          <table:table-cell office:value-type="float" office:value="0.12724084854126" calcext:value-type="float">
            <text:p>0.127240848541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4.json</text:p>
          </table:table-cell>
          <table:table-cell office:value-type="float" office:value="0.125431108474731" calcext:value-type="float">
            <text:p>0.1254311084747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5.json</text:p>
          </table:table-cell>
          <table:table-cell office:value-type="float" office:value="0.138439893722534" calcext:value-type="float">
            <text:p>0.1384398937225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6.json</text:p>
          </table:table-cell>
          <table:table-cell office:value-type="float" office:value="0.128979730606079" calcext:value-type="float">
            <text:p>0.1289797306060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7.json</text:p>
          </table:table-cell>
          <table:table-cell office:value-type="float" office:value="0.120239734649658" calcext:value-type="float">
            <text:p>0.1202397346496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8.json</text:p>
          </table:table-cell>
          <table:table-cell office:value-type="float" office:value="0.125051593780518" calcext:value-type="float">
            <text:p>0.125051593780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9.json</text:p>
          </table:table-cell>
          <table:table-cell office:value-type="float" office:value="0.153862571716309" calcext:value-type="float">
            <text:p>0.1538625717163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5x5/1.json</text:p>
          </table:table-cell>
          <table:table-cell office:value-type="float" office:value="0.0357968330383301" calcext:value-type="float">
            <text:p>0.0357968330383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.json</text:p>
          </table:table-cell>
          <table:table-cell office:value-type="float" office:value="0.0316329479217529" calcext:value-type="float">
            <text:p>0.0316329479217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3.json</text:p>
          </table:table-cell>
          <table:table-cell office:value-type="float" office:value="0.0327739715576172" calcext:value-type="float">
            <text:p>0.0327739715576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4.json</text:p>
          </table:table-cell>
          <table:table-cell office:value-type="float" office:value="0.0277919292449951" calcext:value-type="float">
            <text:p>0.02779192924499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5.json</text:p>
          </table:table-cell>
          <table:table-cell office:value-type="float" office:value="0.0275539398193359" calcext:value-type="float">
            <text:p>0.0275539398193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6.json</text:p>
          </table:table-cell>
          <table:table-cell office:value-type="float" office:value="0.0266853809356689" calcext:value-type="float">
            <text:p>0.02668538093566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7.json</text:p>
          </table:table-cell>
          <table:table-cell office:value-type="float" office:value="0.0264516830444336" calcext:value-type="float">
            <text:p>0.0264516830444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8.json</text:p>
          </table:table-cell>
          <table:table-cell office:value-type="float" office:value="0.0356280326843262" calcext:value-type="float">
            <text:p>0.0356280326843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9.json</text:p>
          </table:table-cell>
          <table:table-cell office:value-type="float" office:value="0.034066104888916" calcext:value-type="float">
            <text:p>0.034066104888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0.json</text:p>
          </table:table-cell>
          <table:table-cell office:value-type="float" office:value="0.0295067310333252" calcext:value-type="float">
            <text:p>0.029506731033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1.json</text:p>
          </table:table-cell>
          <table:table-cell office:value-type="float" office:value="0.02788987159729" calcext:value-type="float">
            <text:p>0.02788987159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2.json</text:p>
          </table:table-cell>
          <table:table-cell office:value-type="float" office:value="0.0333873748779297" calcext:value-type="float">
            <text:p>0.0333873748779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3.json</text:p>
          </table:table-cell>
          <table:table-cell office:value-type="float" office:value="0.0302716255187988" calcext:value-type="float">
            <text:p>0.0302716255187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4.json</text:p>
          </table:table-cell>
          <table:table-cell office:value-type="float" office:value="0.0266688346862793" calcext:value-type="float">
            <text:p>0.02666883468627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5.json</text:p>
          </table:table-cell>
          <table:table-cell office:value-type="float" office:value="0.0269347667694092" calcext:value-type="float">
            <text:p>0.0269347667694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6.json</text:p>
          </table:table-cell>
          <table:table-cell office:value-type="float" office:value="0.0325252056121826" calcext:value-type="float">
            <text:p>0.03252520561218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7.json</text:p>
          </table:table-cell>
          <table:table-cell office:value-type="float" office:value="0.026497220993042" calcext:value-type="float">
            <text:p>0.026497220993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8.json</text:p>
          </table:table-cell>
          <table:table-cell office:value-type="float" office:value="0.0290448188781738" calcext:value-type="float">
            <text:p>0.0290448188781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9.json</text:p>
          </table:table-cell>
          <table:table-cell office:value-type="float" office:value="0.0271763324737549" calcext:value-type="float">
            <text:p>0.0271763324737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0.json</text:p>
          </table:table-cell>
          <table:table-cell office:value-type="float" office:value="0.0298505783081055" calcext:value-type="float">
            <text:p>0.029850578308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1.json</text:p>
          </table:table-cell>
          <table:table-cell office:value-type="float" office:value="0.0349642276763916" calcext:value-type="float">
            <text:p>0.0349642276763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2.json</text:p>
          </table:table-cell>
          <table:table-cell office:value-type="float" office:value="0.0321983337402344" calcext:value-type="float">
            <text:p>0.0321983337402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3.json</text:p>
          </table:table-cell>
          <table:table-cell office:value-type="float" office:value="0.0317131519317627" calcext:value-type="float">
            <text:p>0.0317131519317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4.json</text:p>
          </table:table-cell>
          <table:table-cell office:value-type="float" office:value="0.0310396671295166" calcext:value-type="float">
            <text:p>0.0310396671295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5.json</text:p>
          </table:table-cell>
          <table:table-cell office:value-type="float" office:value="0.0334812641143799" calcext:value-type="float">
            <text:p>0.03348126411437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6.json</text:p>
          </table:table-cell>
          <table:table-cell office:value-type="float" office:value="0.0335546016693115" calcext:value-type="float">
            <text:p>0.0335546016693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7.json</text:p>
          </table:table-cell>
          <table:table-cell office:value-type="float" office:value="0.0336627960205078" calcext:value-type="float">
            <text:p>0.0336627960205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8.json</text:p>
          </table:table-cell>
          <table:table-cell office:value-type="float" office:value="0.0335795402526855" calcext:value-type="float">
            <text:p>0.0335795402526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9.json</text:p>
          </table:table-cell>
          <table:table-cell office:value-type="float" office:value="0.0291143417358398" calcext:value-type="float">
            <text:p>0.0291143417358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0.json</text:p>
          </table:table-cell>
          <table:table-cell office:value-type="float" office:value="0.0284300327301025" calcext:value-type="float">
            <text:p>0.028430032730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6x6/0.json</text:p>
          </table:table-cell>
          <table:table-cell office:value-type="float" office:value="0.0453003406524658" calcext:value-type="float">
            <text:p>0.04530034065246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.json</text:p>
          </table:table-cell>
          <table:table-cell office:value-type="float" office:value="0.0451930999755859" calcext:value-type="float">
            <text:p>0.04519309997558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.json</text:p>
          </table:table-cell>
          <table:table-cell office:value-type="float" office:value="0.0475036144256592" calcext:value-type="float">
            <text:p>0.04750361442565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3.json</text:p>
          </table:table-cell>
          <table:table-cell office:value-type="float" office:value="0.0430755138397217" calcext:value-type="float">
            <text:p>0.0430755138397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4.json</text:p>
          </table:table-cell>
          <table:table-cell office:value-type="float" office:value="0.0521655082702637" calcext:value-type="float">
            <text:p>0.0521655082702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5.json</text:p>
          </table:table-cell>
          <table:table-cell office:value-type="float" office:value="0.0495927333831787" calcext:value-type="float">
            <text:p>0.04959273338317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6.json</text:p>
          </table:table-cell>
          <table:table-cell office:value-type="float" office:value="0.0470583915710449" calcext:value-type="float">
            <text:p>0.04705839157104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7.json</text:p>
          </table:table-cell>
          <table:table-cell office:value-type="float" office:value="0.0532886981964111" calcext:value-type="float">
            <text:p>0.0532886981964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8.json</text:p>
          </table:table-cell>
          <table:table-cell office:value-type="float" office:value="0.0451701164245606" calcext:value-type="float">
            <text:p>0.04517011642456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9.json</text:p>
          </table:table-cell>
          <table:table-cell office:value-type="float" office:value="0.0517764091491699" calcext:value-type="float">
            <text:p>0.05177640914916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0.json</text:p>
          </table:table-cell>
          <table:table-cell office:value-type="float" office:value="0.0497338771820068" calcext:value-type="float">
            <text:p>0.04973387718200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1.json</text:p>
          </table:table-cell>
          <table:table-cell office:value-type="float" office:value="0.0422763347625732" calcext:value-type="float">
            <text:p>0.04227633476257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2.json</text:p>
          </table:table-cell>
          <table:table-cell office:value-type="float" office:value="0.0471658229827881" calcext:value-type="float">
            <text:p>0.04716582298278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3.json</text:p>
          </table:table-cell>
          <table:table-cell office:value-type="float" office:value="0.0413548469543457" calcext:value-type="float">
            <text:p>0.0413548469543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4.json</text:p>
          </table:table-cell>
          <table:table-cell office:value-type="float" office:value="0.0417155742645264" calcext:value-type="float">
            <text:p>0.0417155742645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5.json</text:p>
          </table:table-cell>
          <table:table-cell office:value-type="float" office:value="0.0472786426544189" calcext:value-type="float">
            <text:p>0.04727864265441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6.json</text:p>
          </table:table-cell>
          <table:table-cell office:value-type="float" office:value="0.041276216506958" calcext:value-type="float">
            <text:p>0.041276216506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7.json</text:p>
          </table:table-cell>
          <table:table-cell office:value-type="float" office:value="0.0452558517456055" calcext:value-type="float">
            <text:p>0.04525585174560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8.json</text:p>
          </table:table-cell>
          <table:table-cell office:value-type="float" office:value="0.0437077522277832" calcext:value-type="float">
            <text:p>0.04370775222778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9.json</text:p>
          </table:table-cell>
          <table:table-cell office:value-type="float" office:value="0.04794921875" calcext:value-type="float">
            <text:p>0.04794921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0.json</text:p>
          </table:table-cell>
          <table:table-cell office:value-type="float" office:value="0.0475049018859863" calcext:value-type="float">
            <text:p>0.04750490188598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1.json</text:p>
          </table:table-cell>
          <table:table-cell office:value-type="float" office:value="0.044985818862915" calcext:value-type="float">
            <text:p>0.0449858188629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2.json</text:p>
          </table:table-cell>
          <table:table-cell office:value-type="float" office:value="0.0443095207214356" calcext:value-type="float">
            <text:p>0.04430952072143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3.json</text:p>
          </table:table-cell>
          <table:table-cell office:value-type="float" office:value="0.0437150955200195" calcext:value-type="float">
            <text:p>0.0437150955200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4.json</text:p>
          </table:table-cell>
          <table:table-cell office:value-type="float" office:value="0.0409354209899902" calcext:value-type="float">
            <text:p>0.04093542098999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5.json</text:p>
          </table:table-cell>
          <table:table-cell office:value-type="float" office:value="0.0452457904815674" calcext:value-type="float">
            <text:p>0.04524579048156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6.json</text:p>
          </table:table-cell>
          <table:table-cell office:value-type="float" office:value="0.0464138984680176" calcext:value-type="float">
            <text:p>0.0464138984680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7.json</text:p>
          </table:table-cell>
          <table:table-cell office:value-type="float" office:value="0.0418450355529785" calcext:value-type="float">
            <text:p>0.04184503555297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8.json</text:p>
          </table:table-cell>
          <table:table-cell office:value-type="float" office:value="0.0431009769439697" calcext:value-type="float">
            <text:p>0.04310097694396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9.json</text:p>
          </table:table-cell>
          <table:table-cell office:value-type="float" office:value="0.048341703414917" calcext:value-type="float">
            <text:p>0.0483417034149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7x7/0.json</text:p>
          </table:table-cell>
          <table:table-cell office:value-type="float" office:value="0.0722582340240479" calcext:value-type="float">
            <text:p>0.07225823402404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.json</text:p>
          </table:table-cell>
          <table:table-cell office:value-type="float" office:value="0.0706430435180664" calcext:value-type="float">
            <text:p>0.0706430435180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.json</text:p>
          </table:table-cell>
          <table:table-cell office:value-type="float" office:value="0.0685665130615234" calcext:value-type="float">
            <text:p>0.06856651306152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3.json</text:p>
          </table:table-cell>
          <table:table-cell office:value-type="float" office:value="0.0654006004333496" calcext:value-type="float">
            <text:p>0.06540060043334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4.json</text:p>
          </table:table-cell>
          <table:table-cell office:value-type="float" office:value="0.0634079456329346" calcext:value-type="float">
            <text:p>0.06340794563293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5.json</text:p>
          </table:table-cell>
          <table:table-cell office:value-type="float" office:value="0.077943754196167" calcext:value-type="float">
            <text:p>0.077943754196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6.json</text:p>
          </table:table-cell>
          <table:table-cell office:value-type="float" office:value="0.0763851642608643" calcext:value-type="float">
            <text:p>0.07638516426086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7.json</text:p>
          </table:table-cell>
          <table:table-cell office:value-type="float" office:value="0.0668380260467529" calcext:value-type="float">
            <text:p>0.06683802604675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8.json</text:p>
          </table:table-cell>
          <table:table-cell office:value-type="float" office:value="0.0672281265258789" calcext:value-type="float">
            <text:p>0.06722812652587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9.json</text:p>
          </table:table-cell>
          <table:table-cell office:value-type="float" office:value="0.0739992141723633" calcext:value-type="float">
            <text:p>0.07399921417236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0.json</text:p>
          </table:table-cell>
          <table:table-cell office:value-type="float" office:value="0.0679101943969727" calcext:value-type="float">
            <text:p>0.0679101943969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1.json</text:p>
          </table:table-cell>
          <table:table-cell office:value-type="float" office:value="0.0670598983764648" calcext:value-type="float">
            <text:p>0.06705989837646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2.json</text:p>
          </table:table-cell>
          <table:table-cell office:value-type="float" office:value="0.0770286560058594" calcext:value-type="float">
            <text:p>0.0770286560058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3.json</text:p>
          </table:table-cell>
          <table:table-cell office:value-type="float" office:value="0.0701668739318848" calcext:value-type="float">
            <text:p>0.07016687393188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4.json</text:p>
          </table:table-cell>
          <table:table-cell office:value-type="float" office:value="0.0601101398468018" calcext:value-type="float">
            <text:p>0.0601101398468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5.json</text:p>
          </table:table-cell>
          <table:table-cell office:value-type="float" office:value="0.0608187675476074" calcext:value-type="float">
            <text:p>0.06081876754760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6.json</text:p>
          </table:table-cell>
          <table:table-cell office:value-type="float" office:value="0.0655717372894287" calcext:value-type="float">
            <text:p>0.0655717372894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7.json</text:p>
          </table:table-cell>
          <table:table-cell office:value-type="float" office:value="0.0647604465484619" calcext:value-type="float">
            <text:p>0.06476044654846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8.json</text:p>
          </table:table-cell>
          <table:table-cell office:value-type="float" office:value="0.0694984436035156" calcext:value-type="float">
            <text:p>0.0694984436035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9.json</text:p>
          </table:table-cell>
          <table:table-cell office:value-type="float" office:value="0.0689867973327637" calcext:value-type="float">
            <text:p>0.06898679733276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0.json</text:p>
          </table:table-cell>
          <table:table-cell office:value-type="float" office:value="0.073903751373291" calcext:value-type="float">
            <text:p>0.073903751373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1.json</text:p>
          </table:table-cell>
          <table:table-cell office:value-type="float" office:value="0.0687581539154053" calcext:value-type="float">
            <text:p>0.06875815391540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2.json</text:p>
          </table:table-cell>
          <table:table-cell office:value-type="float" office:value="0.0695091247558594" calcext:value-type="float">
            <text:p>0.0695091247558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3.json</text:p>
          </table:table-cell>
          <table:table-cell office:value-type="float" office:value="0.072554349899292" calcext:value-type="float">
            <text:p>0.0725543498992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4.json</text:p>
          </table:table-cell>
          <table:table-cell office:value-type="float" office:value="0.0866862773895264" calcext:value-type="float">
            <text:p>0.08668627738952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5.json</text:p>
          </table:table-cell>
          <table:table-cell office:value-type="float" office:value="0.0630911350250244" calcext:value-type="float">
            <text:p>0.06309113502502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6.json</text:p>
          </table:table-cell>
          <table:table-cell office:value-type="float" office:value="0.0696655750274658" calcext:value-type="float">
            <text:p>0.06966557502746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7.json</text:p>
          </table:table-cell>
          <table:table-cell office:value-type="float" office:value="0.0710058689117432" calcext:value-type="float">
            <text:p>0.07100586891174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8.json</text:p>
          </table:table-cell>
          <table:table-cell office:value-type="float" office:value="0.0783457756042481" calcext:value-type="float">
            <text:p>0.078345775604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9.json</text:p>
          </table:table-cell>
          <table:table-cell office:value-type="float" office:value="0.066541862487793" calcext:value-type="float">
            <text:p>0.0665418624877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8x8/0.json</text:p>
          </table:table-cell>
          <table:table-cell office:value-type="float" office:value="0.115911054611206" calcext:value-type="float">
            <text:p>0.115911054611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.json</text:p>
          </table:table-cell>
          <table:table-cell office:value-type="float" office:value="0.103981971740723" calcext:value-type="float">
            <text:p>0.1039819717407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.json</text:p>
          </table:table-cell>
          <table:table-cell office:value-type="float" office:value="0.120752620697021" calcext:value-type="float">
            <text:p>0.120752620697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3.json</text:p>
          </table:table-cell>
          <table:table-cell office:value-type="float" office:value="0.0971248149871826" calcext:value-type="float">
            <text:p>0.09712481498718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4.json</text:p>
          </table:table-cell>
          <table:table-cell office:value-type="float" office:value="0.118173599243164" calcext:value-type="float">
            <text:p>0.1181735992431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5.json</text:p>
          </table:table-cell>
          <table:table-cell office:value-type="float" office:value="0.107329607009888" calcext:value-type="float">
            <text:p>0.1073296070098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6.json</text:p>
          </table:table-cell>
          <table:table-cell office:value-type="float" office:value="0.1013512134552" calcext:value-type="float">
            <text:p>0.10135121345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7.json</text:p>
          </table:table-cell>
          <table:table-cell office:value-type="float" office:value="0.10355715751648" calcext:value-type="float">
            <text:p>0.1035571575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8.json</text:p>
          </table:table-cell>
          <table:table-cell office:value-type="float" office:value="0.101726484298706" calcext:value-type="float">
            <text:p>0.1017264842987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9.json</text:p>
          </table:table-cell>
          <table:table-cell office:value-type="float" office:value="0.107339668273926" calcext:value-type="float">
            <text:p>0.1073396682739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0.json</text:p>
          </table:table-cell>
          <table:table-cell office:value-type="float" office:value="0.1343909740448" calcext:value-type="float">
            <text:p>0.13439097404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1.json</text:p>
          </table:table-cell>
          <table:table-cell office:value-type="float" office:value="0.111761093139648" calcext:value-type="float">
            <text:p>0.111761093139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2.json</text:p>
          </table:table-cell>
          <table:table-cell office:value-type="float" office:value="0.0989686965942383" calcext:value-type="float">
            <text:p>0.09896869659423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3.json</text:p>
          </table:table-cell>
          <table:table-cell office:value-type="float" office:value="0.107903242111206" calcext:value-type="float">
            <text:p>0.107903242111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4.json</text:p>
          </table:table-cell>
          <table:table-cell office:value-type="float" office:value="0.108281373977661" calcext:value-type="float">
            <text:p>0.1082813739776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5.json</text:p>
          </table:table-cell>
          <table:table-cell office:value-type="float" office:value="0.0991857528686523" calcext:value-type="float">
            <text:p>0.09918575286865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6.json</text:p>
          </table:table-cell>
          <table:table-cell office:value-type="float" office:value="0.113569736480713" calcext:value-type="float">
            <text:p>0.1135697364807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7.json</text:p>
          </table:table-cell>
          <table:table-cell office:value-type="float" office:value="0.106700992584229" calcext:value-type="float">
            <text:p>0.106700992584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8.json</text:p>
          </table:table-cell>
          <table:table-cell office:value-type="float" office:value="0.0877042293548584" calcext:value-type="float">
            <text:p>0.08770422935485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9.json</text:p>
          </table:table-cell>
          <table:table-cell office:value-type="float" office:value="0.108166027069092" calcext:value-type="float">
            <text:p>0.1081660270690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0.json</text:p>
          </table:table-cell>
          <table:table-cell office:value-type="float" office:value="0.0933919429779053" calcext:value-type="float">
            <text:p>0.09339194297790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1.json</text:p>
          </table:table-cell>
          <table:table-cell office:value-type="float" office:value="0.087323522567749" calcext:value-type="float">
            <text:p>0.0873235225677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2.json</text:p>
          </table:table-cell>
          <table:table-cell office:value-type="float" office:value="0.0931402206420898" calcext:value-type="float">
            <text:p>0.09314022064208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3.json</text:p>
          </table:table-cell>
          <table:table-cell office:value-type="float" office:value="0.0974198341369629" calcext:value-type="float">
            <text:p>0.09741983413696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4.json</text:p>
          </table:table-cell>
          <table:table-cell office:value-type="float" office:value="0.0935553550720215" calcext:value-type="float">
            <text:p>0.09355535507202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5.json</text:p>
          </table:table-cell>
          <table:table-cell office:value-type="float" office:value="0.0994754791259766" calcext:value-type="float">
            <text:p>0.0994754791259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6.json</text:p>
          </table:table-cell>
          <table:table-cell office:value-type="float" office:value="0.091198205947876" calcext:value-type="float">
            <text:p>0.0911982059478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7.json</text:p>
          </table:table-cell>
          <table:table-cell office:value-type="float" office:value="0.0982255458831787" calcext:value-type="float">
            <text:p>0.09822554588317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8.json</text:p>
          </table:table-cell>
          <table:table-cell office:value-type="float" office:value="0.0893917083740234" calcext:value-type="float">
            <text:p>0.0893917083740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9.json</text:p>
          </table:table-cell>
          <table:table-cell office:value-type="float" office:value="0.0851014614105225" calcext:value-type="float">
            <text:p>0.08510146141052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9x9/0.json</text:p>
          </table:table-cell>
          <table:table-cell office:value-type="float" office:value="0.136701583862305" calcext:value-type="float">
            <text:p>0.1367015838623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.json</text:p>
          </table:table-cell>
          <table:table-cell office:value-type="float" office:value="0.127834224700928" calcext:value-type="float">
            <text:p>0.127834224700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.json</text:p>
          </table:table-cell>
          <table:table-cell office:value-type="float" office:value="0.138156032562256" calcext:value-type="float">
            <text:p>0.138156032562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3.json</text:p>
          </table:table-cell>
          <table:table-cell office:value-type="float" office:value="0.13336706161499" calcext:value-type="float">
            <text:p>0.133367061614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4.json</text:p>
          </table:table-cell>
          <table:table-cell office:value-type="float" office:value="0.137970352172852" calcext:value-type="float">
            <text:p>0.137970352172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5.json</text:p>
          </table:table-cell>
          <table:table-cell office:value-type="float" office:value="0.129950428009033" calcext:value-type="float">
            <text:p>0.1299504280090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6.json</text:p>
          </table:table-cell>
          <table:table-cell office:value-type="float" office:value="0.138439178466797" calcext:value-type="float">
            <text:p>0.1384391784667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7.json</text:p>
          </table:table-cell>
          <table:table-cell office:value-type="float" office:value="0.18644495010376" calcext:value-type="float">
            <text:p>0.186444950103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8.json</text:p>
          </table:table-cell>
          <table:table-cell office:value-type="float" office:value="0.135538959503174" calcext:value-type="float">
            <text:p>0.135538959503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9.json</text:p>
          </table:table-cell>
          <table:table-cell office:value-type="float" office:value="0.139090538024902" calcext:value-type="float">
            <text:p>0.1390905380249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0.json</text:p>
          </table:table-cell>
          <table:table-cell office:value-type="float" office:value="0.148457050323486" calcext:value-type="float">
            <text:p>0.1484570503234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1.json</text:p>
          </table:table-cell>
          <table:table-cell office:value-type="float" office:value="0.129347085952759" calcext:value-type="float">
            <text:p>0.1293470859527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2.json</text:p>
          </table:table-cell>
          <table:table-cell office:value-type="float" office:value="0.122858095169067" calcext:value-type="float">
            <text:p>0.1228580951690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3.json</text:p>
          </table:table-cell>
          <table:table-cell office:value-type="float" office:value="0.127371025085449" calcext:value-type="float">
            <text:p>0.1273710250854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4.json</text:p>
          </table:table-cell>
          <table:table-cell office:value-type="float" office:value="0.120501375198364" calcext:value-type="float">
            <text:p>0.1205013751983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5.json</text:p>
          </table:table-cell>
          <table:table-cell office:value-type="float" office:value="0.128317594528198" calcext:value-type="float">
            <text:p>0.1283175945281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6.json</text:p>
          </table:table-cell>
          <table:table-cell office:value-type="float" office:value="0.136183547973633" calcext:value-type="float">
            <text:p>0.1361835479736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7.json</text:p>
          </table:table-cell>
          <table:table-cell office:value-type="float" office:value="0.13203616142273" calcext:value-type="float">
            <text:p>0.13203616142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8.json</text:p>
          </table:table-cell>
          <table:table-cell office:value-type="float" office:value="0.129167175292969" calcext:value-type="float">
            <text:p>0.1291671752929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9.json</text:p>
          </table:table-cell>
          <table:table-cell office:value-type="float" office:value="0.136267280578613" calcext:value-type="float">
            <text:p>0.1362672805786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0.json</text:p>
          </table:table-cell>
          <table:table-cell office:value-type="float" office:value="0.146911096572876" calcext:value-type="float">
            <text:p>0.1469110965728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1.json</text:p>
          </table:table-cell>
          <table:table-cell office:value-type="float" office:value="0.11856427192688" calcext:value-type="float">
            <text:p>0.11856427192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2.json</text:p>
          </table:table-cell>
          <table:table-cell office:value-type="float" office:value="0.13577241897583" calcext:value-type="float">
            <text:p>0.135772418975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3.json</text:p>
          </table:table-cell>
          <table:table-cell office:value-type="float" office:value="0.121994638442993" calcext:value-type="float">
            <text:p>0.1219946384429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4.json</text:p>
          </table:table-cell>
          <table:table-cell office:value-type="float" office:value="0.117310476303101" calcext:value-type="float">
            <text:p>0.117310476303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5.json</text:p>
          </table:table-cell>
          <table:table-cell office:value-type="float" office:value="0.128123331069946" calcext:value-type="float">
            <text:p>0.1281233310699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6.json</text:p>
          </table:table-cell>
          <table:table-cell office:value-type="float" office:value="0.136582899093628" calcext:value-type="float">
            <text:p>0.1365828990936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7.json</text:p>
          </table:table-cell>
          <table:table-cell office:value-type="float" office:value="0.130066776275635" calcext:value-type="float">
            <text:p>0.1300667762756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8.json</text:p>
          </table:table-cell>
          <table:table-cell office:value-type="float" office:value="0.13989405632019" calcext:value-type="float">
            <text:p>0.1398940563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9.json</text:p>
          </table:table-cell>
          <table:table-cell office:value-type="float" office:value="0.128638505935669" calcext:value-type="float">
            <text:p>0.1286385059356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0.json</text:p>
          </table:table-cell>
          <table:table-cell office:value-type="float" office:value="0.0272361755371094" calcext:value-type="float">
            <text:p>0.0272361755371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.json</text:p>
          </table:table-cell>
          <table:table-cell office:value-type="float" office:value="0.0431729793548584" calcext:value-type="float">
            <text:p>0.04317297935485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2.json</text:p>
          </table:table-cell>
          <table:table-cell office:value-type="float" office:value="0.0677602767944336" calcext:value-type="float">
            <text:p>0.06776027679443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.json</text:p>
          </table:table-cell>
          <table:table-cell office:value-type="float" office:value="0.0959954738616943" calcext:value-type="float">
            <text:p>0.09599547386169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4.json</text:p>
          </table:table-cell>
          <table:table-cell office:value-type="float" office:value="0.140190696716309" calcext:value-type="float">
            <text:p>0.1401906967163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5.json</text:p>
          </table:table-cell>
          <table:table-cell office:value-type="float" office:value="0.0925779819488525" calcext:value-type="float">
            <text:p>0.09257798194885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.json</text:p>
          </table:table-cell>
          <table:table-cell office:value-type="float" office:value="0.0658854007720947" calcext:value-type="float">
            <text:p>0.0658854007720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.json</text:p>
          </table:table-cell>
          <table:table-cell office:value-type="float" office:value="0.0453990459442139" calcext:value-type="float">
            <text:p>0.04539904594421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.json</text:p>
          </table:table-cell>
          <table:table-cell office:value-type="float" office:value="0.026555061340332" calcext:value-type="float">
            <text:p>0.026555061340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9.json</text:p>
          </table:table-cell>
          <table:table-cell office:value-type="float" office:value="0.0414263725280762" calcext:value-type="float">
            <text:p>0.04142637252807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0.json</text:p>
          </table:table-cell>
          <table:table-cell office:value-type="float" office:value="0.0579821109771729" calcext:value-type="float">
            <text:p>0.05798211097717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.json</text:p>
          </table:table-cell>
          <table:table-cell office:value-type="float" office:value="0.0986639022827148" calcext:value-type="float">
            <text:p>0.09866390228271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2.json</text:p>
          </table:table-cell>
          <table:table-cell office:value-type="float" office:value="0.122511291503906" calcext:value-type="float">
            <text:p>0.1225112915039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3.json</text:p>
          </table:table-cell>
          <table:table-cell office:value-type="float" office:value="0.0882535934448242" calcext:value-type="float">
            <text:p>0.08825359344482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4.json</text:p>
          </table:table-cell>
          <table:table-cell office:value-type="float" office:value="0.0666187286376953" calcext:value-type="float">
            <text:p>0.06661872863769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5.json</text:p>
          </table:table-cell>
          <table:table-cell office:value-type="float" office:value="0.0481070518493652" calcext:value-type="float">
            <text:p>0.04810705184936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6.json</text:p>
          </table:table-cell>
          <table:table-cell office:value-type="float" office:value="0.026659631729126" calcext:value-type="float">
            <text:p>0.026659631729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7.json</text:p>
          </table:table-cell>
          <table:table-cell office:value-type="float" office:value="0.0417434692382813" calcext:value-type="float">
            <text:p>0.04174346923828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8.json</text:p>
          </table:table-cell>
          <table:table-cell office:value-type="float" office:value="0.061256742477417" calcext:value-type="float">
            <text:p>0.0612567424774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9.json</text:p>
          </table:table-cell>
          <table:table-cell office:value-type="float" office:value="0.0925826072692871" calcext:value-type="float">
            <text:p>0.0925826072692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20.json</text:p>
          </table:table-cell>
          <table:table-cell office:value-type="float" office:value="0.135268783569336" calcext:value-type="float">
            <text:p>0.1352687835693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21.json</text:p>
          </table:table-cell>
          <table:table-cell office:value-type="float" office:value="0.0981064319610596" calcext:value-type="float">
            <text:p>0.09810643196105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22.json</text:p>
          </table:table-cell>
          <table:table-cell office:value-type="float" office:value="0.0583156108856201" calcext:value-type="float">
            <text:p>0.0583156108856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23.json</text:p>
          </table:table-cell>
          <table:table-cell office:value-type="float" office:value="0.041654109954834" calcext:value-type="float">
            <text:p>0.0416541099548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24.json</text:p>
          </table:table-cell>
          <table:table-cell office:value-type="float" office:value="0.0267064094543457" calcext:value-type="float">
            <text:p>0.0267064094543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25.json</text:p>
          </table:table-cell>
          <table:table-cell office:value-type="float" office:value="0.0383197784423828" calcext:value-type="float">
            <text:p>0.03831977844238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26.json</text:p>
          </table:table-cell>
          <table:table-cell office:value-type="float" office:value="0.0573215007781982" calcext:value-type="float">
            <text:p>0.05732150077819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27.json</text:p>
          </table:table-cell>
          <table:table-cell office:value-type="float" office:value="0.102593374252319" calcext:value-type="float">
            <text:p>0.1025933742523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28.json</text:p>
          </table:table-cell>
          <table:table-cell office:value-type="float" office:value="0.127464485168457" calcext:value-type="float">
            <text:p>0.1274644851684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29.json</text:p>
          </table:table-cell>
          <table:table-cell office:value-type="float" office:value="0.0893235206604004" calcext:value-type="float">
            <text:p>0.0893235206604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30.json</text:p>
          </table:table-cell>
          <table:table-cell office:value-type="float" office:value="0.0629924297332764" calcext:value-type="float">
            <text:p>0.0629924297332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1.json</text:p>
          </table:table-cell>
          <table:table-cell office:value-type="float" office:value="0.0414940357208252" calcext:value-type="float">
            <text:p>0.04149403572082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32.json</text:p>
          </table:table-cell>
          <table:table-cell office:value-type="float" office:value="0.0289917945861816" calcext:value-type="float">
            <text:p>0.0289917945861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33.json</text:p>
          </table:table-cell>
          <table:table-cell office:value-type="float" office:value="0.0451292037963867" calcext:value-type="float">
            <text:p>0.0451292037963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34.json</text:p>
          </table:table-cell>
          <table:table-cell office:value-type="float" office:value="0.0585822582244873" calcext:value-type="float">
            <text:p>0.05858225822448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5.json</text:p>
          </table:table-cell>
          <table:table-cell office:value-type="float" office:value="0.100556087493896" calcext:value-type="float">
            <text:p>0.1005560874938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36.json</text:p>
          </table:table-cell>
          <table:table-cell office:value-type="float" office:value="0.122758007049561" calcext:value-type="float">
            <text:p>0.122758007049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37.json</text:p>
          </table:table-cell>
          <table:table-cell office:value-type="float" office:value="0.105700540542603" calcext:value-type="float">
            <text:p>0.105700540542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38.json</text:p>
          </table:table-cell>
          <table:table-cell office:value-type="float" office:value="0.0672074794769287" calcext:value-type="float">
            <text:p>0.0672074794769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9.json</text:p>
          </table:table-cell>
          <table:table-cell office:value-type="float" office:value="0.0385464191436768" calcext:value-type="float">
            <text:p>0.0385464191436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40.json</text:p>
          </table:table-cell>
          <table:table-cell office:value-type="float" office:value="0.0265740394592285" calcext:value-type="float">
            <text:p>0.0265740394592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41.json</text:p>
          </table:table-cell>
          <table:table-cell office:value-type="float" office:value="0.0415326118469238" calcext:value-type="float">
            <text:p>0.0415326118469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42.json</text:p>
          </table:table-cell>
          <table:table-cell office:value-type="float" office:value="0.0619510650634766" calcext:value-type="float">
            <text:p>0.06195106506347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43.json</text:p>
          </table:table-cell>
          <table:table-cell office:value-type="float" office:value="0.087816047668457" calcext:value-type="float">
            <text:p>0.0878160476684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44.json</text:p>
          </table:table-cell>
          <table:table-cell office:value-type="float" office:value="0.120487451553345" calcext:value-type="float">
            <text:p>0.1204874515533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45.json</text:p>
          </table:table-cell>
          <table:table-cell office:value-type="float" office:value="0.0977976799011231" calcext:value-type="float">
            <text:p>0.09779767990112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46.json</text:p>
          </table:table-cell>
          <table:table-cell office:value-type="float" office:value="0.0622406959533691" calcext:value-type="float">
            <text:p>0.0622406959533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47.json</text:p>
          </table:table-cell>
          <table:table-cell office:value-type="float" office:value="0.0418310642242432" calcext:value-type="float">
            <text:p>0.04183106422424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48.json</text:p>
          </table:table-cell>
          <table:table-cell office:value-type="float" office:value="0.026735258102417" calcext:value-type="float">
            <text:p>0.026735258102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49.json</text:p>
          </table:table-cell>
          <table:table-cell office:value-type="float" office:value="0.0392739295959473" calcext:value-type="float">
            <text:p>0.03927392959594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50.json</text:p>
          </table:table-cell>
          <table:table-cell office:value-type="float" office:value="0.0677299499511719" calcext:value-type="float">
            <text:p>0.06772994995117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51.json</text:p>
          </table:table-cell>
          <table:table-cell office:value-type="float" office:value="0.092364501953125" calcext:value-type="float">
            <text:p>0.092364501953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52.json</text:p>
          </table:table-cell>
          <table:table-cell office:value-type="float" office:value="0.122923517227173" calcext:value-type="float">
            <text:p>0.122923517227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53.json</text:p>
          </table:table-cell>
          <table:table-cell office:value-type="float" office:value="0.0907077312469482" calcext:value-type="float">
            <text:p>0.09070773124694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54.json</text:p>
          </table:table-cell>
          <table:table-cell office:value-type="float" office:value="0.0671374320983887" calcext:value-type="float">
            <text:p>0.06713743209838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55.json</text:p>
          </table:table-cell>
          <table:table-cell office:value-type="float" office:value="0.0424469947814941" calcext:value-type="float">
            <text:p>0.04244699478149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56.json</text:p>
          </table:table-cell>
          <table:table-cell office:value-type="float" office:value="0.0247035503387451" calcext:value-type="float">
            <text:p>0.0247035503387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57.json</text:p>
          </table:table-cell>
          <table:table-cell office:value-type="float" office:value="0.0416128635406494" calcext:value-type="float">
            <text:p>0.04161286354064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58.json</text:p>
          </table:table-cell>
          <table:table-cell office:value-type="float" office:value="0.0674883365631103" calcext:value-type="float">
            <text:p>0.06748833656311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59.json</text:p>
          </table:table-cell>
          <table:table-cell office:value-type="float" office:value="0.0875376224517822" calcext:value-type="float">
            <text:p>0.0875376224517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0.json</text:p>
          </table:table-cell>
          <table:table-cell office:value-type="float" office:value="0.141662740707397" calcext:value-type="float">
            <text:p>0.1416627407073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61.json</text:p>
          </table:table-cell>
          <table:table-cell office:value-type="float" office:value="0.110147190093994" calcext:value-type="float">
            <text:p>0.1101471900939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2.json</text:p>
          </table:table-cell>
          <table:table-cell office:value-type="float" office:value="0.0623759746551514" calcext:value-type="float">
            <text:p>0.06237597465515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63.json</text:p>
          </table:table-cell>
          <table:table-cell office:value-type="float" office:value="0.0451210498809814" calcext:value-type="float">
            <text:p>0.04512104988098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64.json</text:p>
          </table:table-cell>
          <table:table-cell office:value-type="float" office:value="0.0264301776885986" calcext:value-type="float">
            <text:p>0.02643017768859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65.json</text:p>
          </table:table-cell>
          <table:table-cell office:value-type="float" office:value="0.0415032386779785" calcext:value-type="float">
            <text:p>0.04150323867797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66.json</text:p>
          </table:table-cell>
          <table:table-cell office:value-type="float" office:value="0.063458776473999" calcext:value-type="float">
            <text:p>0.063458776473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67.json</text:p>
          </table:table-cell>
          <table:table-cell office:value-type="float" office:value="0.0922083854675293" calcext:value-type="float">
            <text:p>0.0922083854675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8.json</text:p>
          </table:table-cell>
          <table:table-cell office:value-type="float" office:value="0.140225315093994" calcext:value-type="float">
            <text:p>0.140225315093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69.json</text:p>
          </table:table-cell>
          <table:table-cell office:value-type="float" office:value="0.106820392608643" calcext:value-type="float">
            <text:p>0.1068203926086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70.json</text:p>
          </table:table-cell>
          <table:table-cell office:value-type="float" office:value="0.0889893531799316" calcext:value-type="float">
            <text:p>0.08898935317993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1.json</text:p>
          </table:table-cell>
          <table:table-cell office:value-type="float" office:value="0.0447935104370117" calcext:value-type="float">
            <text:p>0.0447935104370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72.json</text:p>
          </table:table-cell>
          <table:table-cell office:value-type="float" office:value="0.0330674171447754" calcext:value-type="float">
            <text:p>0.03306741714477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73.json</text:p>
          </table:table-cell>
          <table:table-cell office:value-type="float" office:value="0.0614890098571777" calcext:value-type="float">
            <text:p>0.06148900985717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74.json</text:p>
          </table:table-cell>
          <table:table-cell office:value-type="float" office:value="0.0871335029602051" calcext:value-type="float">
            <text:p>0.08713350296020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5.json</text:p>
          </table:table-cell>
          <table:table-cell office:value-type="float" office:value="0.119478797912598" calcext:value-type="float">
            <text:p>0.1194787979125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76.json</text:p>
          </table:table-cell>
          <table:table-cell office:value-type="float" office:value="0.20825309753418" calcext:value-type="float">
            <text:p>0.208253097534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77.json</text:p>
          </table:table-cell>
          <table:table-cell office:value-type="float" office:value="0.107907295227051" calcext:value-type="float">
            <text:p>0.1079072952270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78.json</text:p>
          </table:table-cell>
          <table:table-cell office:value-type="float" office:value="0.0777995586395264" calcext:value-type="float">
            <text:p>0.07779955863952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9.json</text:p>
          </table:table-cell>
          <table:table-cell office:value-type="float" office:value="0.056761360168457" calcext:value-type="float">
            <text:p>0.056761360168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0.json</text:p>
          </table:table-cell>
          <table:table-cell office:value-type="float" office:value="0.0380903244018555" calcext:value-type="float">
            <text:p>0.0380903244018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81.json</text:p>
          </table:table-cell>
          <table:table-cell office:value-type="float" office:value="0.0524090766906738" calcext:value-type="float">
            <text:p>0.0524090766906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2.json</text:p>
          </table:table-cell>
          <table:table-cell office:value-type="float" office:value="0.0652122497558594" calcext:value-type="float">
            <text:p>0.0652122497558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83.json</text:p>
          </table:table-cell>
          <table:table-cell office:value-type="float" office:value="0.131565856933594" calcext:value-type="float">
            <text:p>0.1315658569335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84.json</text:p>
          </table:table-cell>
          <table:table-cell office:value-type="float" office:value="0.169811582565308" calcext:value-type="float">
            <text:p>0.169811582565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85.json</text:p>
          </table:table-cell>
          <table:table-cell office:value-type="float" office:value="0.0960110664367676" calcext:value-type="float">
            <text:p>0.09601106643676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86.json</text:p>
          </table:table-cell>
          <table:table-cell office:value-type="float" office:value="0.0688639640808106" calcext:value-type="float">
            <text:p>0.0688639640808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87.json</text:p>
          </table:table-cell>
          <table:table-cell office:value-type="float" office:value="0.0465517997741699" calcext:value-type="float">
            <text:p>0.04655179977416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8.json</text:p>
          </table:table-cell>
          <table:table-cell office:value-type="float" office:value="0.0280245780944824" calcext:value-type="float">
            <text:p>0.02802457809448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89.json</text:p>
          </table:table-cell>
          <table:table-cell office:value-type="float" office:value="0.045059061050415" calcext:value-type="float">
            <text:p>0.0450590610504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90.json</text:p>
          </table:table-cell>
          <table:table-cell office:value-type="float" office:value="0.070540714263916" calcext:value-type="float">
            <text:p>0.070540714263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91.json</text:p>
          </table:table-cell>
          <table:table-cell office:value-type="float" office:value="0.0932927131652832" calcext:value-type="float">
            <text:p>0.09329271316528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92.json</text:p>
          </table:table-cell>
          <table:table-cell office:value-type="float" office:value="0.173374652862549" calcext:value-type="float">
            <text:p>0.1733746528625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93.json</text:p>
          </table:table-cell>
          <table:table-cell office:value-type="float" office:value="0.103172588348389" calcext:value-type="float">
            <text:p>0.1031725883483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94.json</text:p>
          </table:table-cell>
          <table:table-cell office:value-type="float" office:value="0.0782831192016602" calcext:value-type="float">
            <text:p>0.07828311920166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95.json</text:p>
          </table:table-cell>
          <table:table-cell office:value-type="float" office:value="0.0495203495025635" calcext:value-type="float">
            <text:p>0.0495203495025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96.json</text:p>
          </table:table-cell>
          <table:table-cell office:value-type="float" office:value="0.0307743549346924" calcext:value-type="float">
            <text:p>0.0307743549346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97.json</text:p>
          </table:table-cell>
          <table:table-cell office:value-type="float" office:value="0.0478610515594482" calcext:value-type="float">
            <text:p>0.04786105155944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98.json</text:p>
          </table:table-cell>
          <table:table-cell office:value-type="float" office:value="0.0704226016998291" calcext:value-type="float">
            <text:p>0.0704226016998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99.json</text:p>
          </table:table-cell>
          <table:table-cell office:value-type="float" office:value="0.108606815338135" calcext:value-type="float">
            <text:p>0.108606815338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00.json</text:p>
          </table:table-cell>
          <table:table-cell office:value-type="float" office:value="0.158808755874634" calcext:value-type="float">
            <text:p>0.1588087558746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01.json</text:p>
          </table:table-cell>
          <table:table-cell office:value-type="float" office:value="0.098310661315918" calcext:value-type="float">
            <text:p>0.0983106613159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02.json</text:p>
          </table:table-cell>
          <table:table-cell office:value-type="float" office:value="0.0625897407531738" calcext:value-type="float">
            <text:p>0.0625897407531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03.json</text:p>
          </table:table-cell>
          <table:table-cell office:value-type="float" office:value="0.0455734729766846" calcext:value-type="float">
            <text:p>0.04557347297668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04.json</text:p>
          </table:table-cell>
          <table:table-cell office:value-type="float" office:value="0.026622200012207" calcext:value-type="float">
            <text:p>0.026622200012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05.json</text:p>
          </table:table-cell>
          <table:table-cell office:value-type="float" office:value="0.0424126148223877" calcext:value-type="float">
            <text:p>0.0424126148223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06.json</text:p>
          </table:table-cell>
          <table:table-cell office:value-type="float" office:value="0.0691298007965088" calcext:value-type="float">
            <text:p>0.06912980079650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07.json</text:p>
          </table:table-cell>
          <table:table-cell office:value-type="float" office:value="0.094298267364502" calcext:value-type="float">
            <text:p>0.0942982673645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08.json</text:p>
          </table:table-cell>
          <table:table-cell office:value-type="float" office:value="0.129944133758545" calcext:value-type="float">
            <text:p>0.1299441337585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09.json</text:p>
          </table:table-cell>
          <table:table-cell office:value-type="float" office:value="0.101183319091797" calcext:value-type="float">
            <text:p>0.1011833190917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10.json</text:p>
          </table:table-cell>
          <table:table-cell office:value-type="float" office:value="0.0598485946655273" calcext:value-type="float">
            <text:p>0.05984859466552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1.json</text:p>
          </table:table-cell>
          <table:table-cell office:value-type="float" office:value="0.0457808017730713" calcext:value-type="float">
            <text:p>0.04578080177307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12.json</text:p>
          </table:table-cell>
          <table:table-cell office:value-type="float" office:value="0.0321671009063721" calcext:value-type="float">
            <text:p>0.0321671009063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13.json</text:p>
          </table:table-cell>
          <table:table-cell office:value-type="float" office:value="0.0438180446624756" calcext:value-type="float">
            <text:p>0.04381804466247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14.json</text:p>
          </table:table-cell>
          <table:table-cell office:value-type="float" office:value="0.0663495540618897" calcext:value-type="float">
            <text:p>0.0663495540618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5.json</text:p>
          </table:table-cell>
          <table:table-cell office:value-type="float" office:value="0.0999389171600342" calcext:value-type="float">
            <text:p>0.0999389171600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16.json</text:p>
          </table:table-cell>
          <table:table-cell office:value-type="float" office:value="0.129269027709961" calcext:value-type="float">
            <text:p>0.1292690277099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17.json</text:p>
          </table:table-cell>
          <table:table-cell office:value-type="float" office:value="0.117654514312744" calcext:value-type="float">
            <text:p>0.1176545143127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18.json</text:p>
          </table:table-cell>
          <table:table-cell office:value-type="float" office:value="0.0893402099609375" calcext:value-type="float">
            <text:p>0.0893402099609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9.json</text:p>
          </table:table-cell>
          <table:table-cell office:value-type="float" office:value="0.0536995887756348" calcext:value-type="float">
            <text:p>0.05369958877563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jumbo-10x10/0.json</text:p>
          </table:table-cell>
          <table:table-cell office:value-type="float" office:value="0.281889915466309" calcext:value-type="float">
            <text:p>0.281889915466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.json</text:p>
          </table:table-cell>
          <table:table-cell office:value-type="float" office:value="0.239322900772095" calcext:value-type="float">
            <text:p>0.239322900772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.json</text:p>
          </table:table-cell>
          <table:table-cell office:value-type="float" office:value="0.175164842605591" calcext:value-type="float">
            <text:p>0.1751648426055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3.json</text:p>
          </table:table-cell>
          <table:table-cell office:value-type="float" office:value="0.181069326400757" calcext:value-type="float">
            <text:p>0.181069326400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4.json</text:p>
          </table:table-cell>
          <table:table-cell office:value-type="float" office:value="0.192778301239014" calcext:value-type="float">
            <text:p>0.192778301239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5.json</text:p>
          </table:table-cell>
          <table:table-cell office:value-type="float" office:value="0.208031034469604" calcext:value-type="float">
            <text:p>0.208031034469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6.json</text:p>
          </table:table-cell>
          <table:table-cell office:value-type="float" office:value="0.222393083572388" calcext:value-type="float">
            <text:p>0.222393083572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7.json</text:p>
          </table:table-cell>
          <table:table-cell office:value-type="float" office:value="0.300639057159424" calcext:value-type="float">
            <text:p>0.300639057159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8.json</text:p>
          </table:table-cell>
          <table:table-cell office:value-type="float" office:value="0.190543270111084" calcext:value-type="float">
            <text:p>0.190543270111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9.json</text:p>
          </table:table-cell>
          <table:table-cell office:value-type="float" office:value="0.197397947311401" calcext:value-type="float">
            <text:p>0.197397947311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0.json</text:p>
          </table:table-cell>
          <table:table-cell office:value-type="float" office:value="0.211643600463867" calcext:value-type="float">
            <text:p>0.211643600463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1.json</text:p>
          </table:table-cell>
          <table:table-cell office:value-type="float" office:value="0.187072706222534" calcext:value-type="float">
            <text:p>0.187072706222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2.json</text:p>
          </table:table-cell>
          <table:table-cell office:value-type="float" office:value="0.200967454910278" calcext:value-type="float">
            <text:p>0.200967454910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3.json</text:p>
          </table:table-cell>
          <table:table-cell office:value-type="float" office:value="0.230041599273682" calcext:value-type="float">
            <text:p>0.230041599273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4.json</text:p>
          </table:table-cell>
          <table:table-cell office:value-type="float" office:value="0.213787794113159" calcext:value-type="float">
            <text:p>0.213787794113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5.json</text:p>
          </table:table-cell>
          <table:table-cell office:value-type="float" office:value="0.192101812362671" calcext:value-type="float">
            <text:p>0.1921018123626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6.json</text:p>
          </table:table-cell>
          <table:table-cell office:value-type="float" office:value="0.20065975189209" calcext:value-type="float">
            <text:p>0.20065975189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7.json</text:p>
          </table:table-cell>
          <table:table-cell office:value-type="float" office:value="0.211038208007812" calcext:value-type="float">
            <text:p>0.2110382080078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8.json</text:p>
          </table:table-cell>
          <table:table-cell office:value-type="float" office:value="0.178154182434082" calcext:value-type="float">
            <text:p>0.178154182434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9.json</text:p>
          </table:table-cell>
          <table:table-cell office:value-type="float" office:value="0.196493816375732" calcext:value-type="float">
            <text:p>0.196493816375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0.json</text:p>
          </table:table-cell>
          <table:table-cell office:value-type="float" office:value="0.204046630859375" calcext:value-type="float">
            <text:p>0.204046630859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1.json</text:p>
          </table:table-cell>
          <table:table-cell office:value-type="float" office:value="0.203732442855835" calcext:value-type="float">
            <text:p>0.203732442855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2.json</text:p>
          </table:table-cell>
          <table:table-cell office:value-type="float" office:value="0.235214853286743" calcext:value-type="float">
            <text:p>0.235214853286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3.json</text:p>
          </table:table-cell>
          <table:table-cell office:value-type="float" office:value="0.213576650619507" calcext:value-type="float">
            <text:p>0.213576650619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4.json</text:p>
          </table:table-cell>
          <table:table-cell office:value-type="float" office:value="0.206640625" calcext:value-type="float">
            <text:p>0.206640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5.json</text:p>
          </table:table-cell>
          <table:table-cell office:value-type="float" office:value="0.213586378097534" calcext:value-type="float">
            <text:p>0.213586378097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6.json</text:p>
          </table:table-cell>
          <table:table-cell office:value-type="float" office:value="0.221990156173706" calcext:value-type="float">
            <text:p>0.221990156173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7.json</text:p>
          </table:table-cell>
          <table:table-cell office:value-type="float" office:value="0.189260959625244" calcext:value-type="float">
            <text:p>0.189260959625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8.json</text:p>
          </table:table-cell>
          <table:table-cell office:value-type="float" office:value="0.192188215255737" calcext:value-type="float">
            <text:p>0.192188215255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9.json</text:p>
          </table:table-cell>
          <table:table-cell office:value-type="float" office:value="0.189220857620239" calcext:value-type="float">
            <text:p>0.189220857620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1x11/0.json</text:p>
          </table:table-cell>
          <table:table-cell office:value-type="float" office:value="0.277107524871826" calcext:value-type="float">
            <text:p>0.2771075248718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.json</text:p>
          </table:table-cell>
          <table:table-cell office:value-type="float" office:value="0.309553527832031" calcext:value-type="float">
            <text:p>0.3095535278320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.json</text:p>
          </table:table-cell>
          <table:table-cell office:value-type="float" office:value="0.240624284744263" calcext:value-type="float">
            <text:p>0.2406242847442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3.json</text:p>
          </table:table-cell>
          <table:table-cell office:value-type="float" office:value="0.274570083618164" calcext:value-type="float">
            <text:p>0.2745700836181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4.json</text:p>
          </table:table-cell>
          <table:table-cell office:value-type="float" office:value="0.277654838562012" calcext:value-type="float">
            <text:p>0.2776548385620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5.json</text:p>
          </table:table-cell>
          <table:table-cell office:value-type="float" office:value="0.332367420196533" calcext:value-type="float">
            <text:p>0.3323674201965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6.json</text:p>
          </table:table-cell>
          <table:table-cell office:value-type="float" office:value="0.352365064620972" calcext:value-type="float">
            <text:p>0.352365064620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7.json</text:p>
          </table:table-cell>
          <table:table-cell office:value-type="float" office:value="0.27258939743042" calcext:value-type="float">
            <text:p>0.272589397430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8.json</text:p>
          </table:table-cell>
          <table:table-cell office:value-type="float" office:value="0.273505306243896" calcext:value-type="float">
            <text:p>0.273505306243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9.json</text:p>
          </table:table-cell>
          <table:table-cell office:value-type="float" office:value="0.233404922485352" calcext:value-type="float">
            <text:p>0.2334049224853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0.json</text:p>
          </table:table-cell>
          <table:table-cell office:value-type="float" office:value="0.270537424087524" calcext:value-type="float">
            <text:p>0.2705374240875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1.json</text:p>
          </table:table-cell>
          <table:table-cell office:value-type="float" office:value="0.280063724517822" calcext:value-type="float">
            <text:p>0.280063724517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2.json</text:p>
          </table:table-cell>
          <table:table-cell office:value-type="float" office:value="0.280302572250366" calcext:value-type="float">
            <text:p>0.280302572250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3.json</text:p>
          </table:table-cell>
          <table:table-cell office:value-type="float" office:value="0.270021438598633" calcext:value-type="float">
            <text:p>0.2700214385986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4.json</text:p>
          </table:table-cell>
          <table:table-cell office:value-type="float" office:value="0.284597682952881" calcext:value-type="float">
            <text:p>0.2845976829528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5.json</text:p>
          </table:table-cell>
          <table:table-cell office:value-type="float" office:value="0.328750848770142" calcext:value-type="float">
            <text:p>0.328750848770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6.json</text:p>
          </table:table-cell>
          <table:table-cell office:value-type="float" office:value="0.294441986083984" calcext:value-type="float">
            <text:p>0.2944419860839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7.json</text:p>
          </table:table-cell>
          <table:table-cell office:value-type="float" office:value="0.477190208435059" calcext:value-type="float">
            <text:p>0.477190208435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8.json</text:p>
          </table:table-cell>
          <table:table-cell office:value-type="float" office:value="0.334136199951172" calcext:value-type="float">
            <text:p>0.334136199951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9.json</text:p>
          </table:table-cell>
          <table:table-cell office:value-type="float" office:value="0.299080276489258" calcext:value-type="float">
            <text:p>0.2990802764892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0.json</text:p>
          </table:table-cell>
          <table:table-cell office:value-type="float" office:value="0.317528867721558" calcext:value-type="float">
            <text:p>0.3175288677215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1.json</text:p>
          </table:table-cell>
          <table:table-cell office:value-type="float" office:value="0.272451972961426" calcext:value-type="float">
            <text:p>0.2724519729614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2.json</text:p>
          </table:table-cell>
          <table:table-cell office:value-type="float" office:value="0.568368244171143" calcext:value-type="float">
            <text:p>0.568368244171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3.json</text:p>
          </table:table-cell>
          <table:table-cell office:value-type="float" office:value="0.312627983093262" calcext:value-type="float">
            <text:p>0.3126279830932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4.json</text:p>
          </table:table-cell>
          <table:table-cell office:value-type="float" office:value="0.273881244659424" calcext:value-type="float">
            <text:p>0.2738812446594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5.json</text:p>
          </table:table-cell>
          <table:table-cell office:value-type="float" office:value="0.242990398406982" calcext:value-type="float">
            <text:p>0.2429903984069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6.json</text:p>
          </table:table-cell>
          <table:table-cell office:value-type="float" office:value="0.252492666244507" calcext:value-type="float">
            <text:p>0.2524926662445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7.json</text:p>
          </table:table-cell>
          <table:table-cell office:value-type="float" office:value="0.287762117385864" calcext:value-type="float">
            <text:p>0.2877621173858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8.json</text:p>
          </table:table-cell>
          <table:table-cell office:value-type="float" office:value="0.285223340988159" calcext:value-type="float">
            <text:p>0.2852233409881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9.json</text:p>
          </table:table-cell>
          <table:table-cell office:value-type="float" office:value="0.270835113525391" calcext:value-type="float">
            <text:p>0.2708351135253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2x12/0.json</text:p>
          </table:table-cell>
          <table:table-cell office:value-type="float" office:value="0.483241033554077" calcext:value-type="float">
            <text:p>0.4832410335540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.json</text:p>
          </table:table-cell>
          <table:table-cell office:value-type="float" office:value="0.366401767730713" calcext:value-type="float">
            <text:p>0.3664017677307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.json</text:p>
          </table:table-cell>
          <table:table-cell office:value-type="float" office:value="0.435079002380371" calcext:value-type="float">
            <text:p>0.4350790023803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3.json</text:p>
          </table:table-cell>
          <table:table-cell office:value-type="float" office:value="0.336491394042969" calcext:value-type="float">
            <text:p>0.3364913940429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4.json</text:p>
          </table:table-cell>
          <table:table-cell office:value-type="float" office:value="0.446520757675171" calcext:value-type="float">
            <text:p>0.446520757675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5.json</text:p>
          </table:table-cell>
          <table:table-cell office:value-type="float" office:value="0.328652000427246" calcext:value-type="float">
            <text:p>0.328652000427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6.json</text:p>
          </table:table-cell>
          <table:table-cell office:value-type="float" office:value="0.398707008361816" calcext:value-type="float">
            <text:p>0.3987070083618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7.json</text:p>
          </table:table-cell>
          <table:table-cell office:value-type="float" office:value="0.371633148193359" calcext:value-type="float">
            <text:p>0.3716331481933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8.json</text:p>
          </table:table-cell>
          <table:table-cell office:value-type="float" office:value="0.369244909286499" calcext:value-type="float">
            <text:p>0.3692449092864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9.json</text:p>
          </table:table-cell>
          <table:table-cell office:value-type="float" office:value="0.370771932601929" calcext:value-type="float">
            <text:p>0.3707719326019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0.json</text:p>
          </table:table-cell>
          <table:table-cell office:value-type="float" office:value="0.370882225036621" calcext:value-type="float">
            <text:p>0.370882225036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1.json</text:p>
          </table:table-cell>
          <table:table-cell office:value-type="float" office:value="0.347854423522949" calcext:value-type="float">
            <text:p>0.3478544235229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2.json</text:p>
          </table:table-cell>
          <table:table-cell office:value-type="float" office:value="0.387994146347046" calcext:value-type="float">
            <text:p>0.3879941463470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3.json</text:p>
          </table:table-cell>
          <table:table-cell office:value-type="float" office:value="0.429781341552734" calcext:value-type="float">
            <text:p>0.4297813415527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4.json</text:p>
          </table:table-cell>
          <table:table-cell office:value-type="float" office:value="0.361427640914917" calcext:value-type="float">
            <text:p>0.3614276409149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5.json</text:p>
          </table:table-cell>
          <table:table-cell office:value-type="float" office:value="0.358244562149048" calcext:value-type="float">
            <text:p>0.3582445621490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6.json</text:p>
          </table:table-cell>
          <table:table-cell office:value-type="float" office:value="0.37662467956543" calcext:value-type="float">
            <text:p>0.376624679565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7.json</text:p>
          </table:table-cell>
          <table:table-cell office:value-type="float" office:value="0.452146482467651" calcext:value-type="float">
            <text:p>0.452146482467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8.json</text:p>
          </table:table-cell>
          <table:table-cell office:value-type="float" office:value="0.39531831741333" calcext:value-type="float">
            <text:p>0.39531831741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9.json</text:p>
          </table:table-cell>
          <table:table-cell office:value-type="float" office:value="0.357348775863647" calcext:value-type="float">
            <text:p>0.3573487758636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0.json</text:p>
          </table:table-cell>
          <table:table-cell office:value-type="float" office:value="0.437031984329224" calcext:value-type="float">
            <text:p>0.437031984329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1.json</text:p>
          </table:table-cell>
          <table:table-cell office:value-type="float" office:value="0.369615459442139" calcext:value-type="float">
            <text:p>0.3696154594421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2.json</text:p>
          </table:table-cell>
          <table:table-cell office:value-type="float" office:value="0.536707162857056" calcext:value-type="float">
            <text:p>0.5367071628570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3.json</text:p>
          </table:table-cell>
          <table:table-cell office:value-type="float" office:value="0.356704711914062" calcext:value-type="float">
            <text:p>0.3567047119140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4.json</text:p>
          </table:table-cell>
          <table:table-cell office:value-type="float" office:value="0.350574779510498" calcext:value-type="float">
            <text:p>0.350574779510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5.json</text:p>
          </table:table-cell>
          <table:table-cell office:value-type="float" office:value="0.369195747375488" calcext:value-type="float">
            <text:p>0.3691957473754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6.json</text:p>
          </table:table-cell>
          <table:table-cell office:value-type="float" office:value="0.372300148010254" calcext:value-type="float">
            <text:p>0.3723001480102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7.json</text:p>
          </table:table-cell>
          <table:table-cell office:value-type="float" office:value="0.379488611221313" calcext:value-type="float">
            <text:p>0.3794886112213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8.json</text:p>
          </table:table-cell>
          <table:table-cell office:value-type="float" office:value="0.461994600296021" calcext:value-type="float">
            <text:p>0.4619946002960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9.json</text:p>
          </table:table-cell>
          <table:table-cell office:value-type="float" office:value="0.400465250015259" calcext:value-type="float">
            <text:p>0.4004652500152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3x13/0.json</text:p>
          </table:table-cell>
          <table:table-cell office:value-type="float" office:value="0.614898920059204" calcext:value-type="float">
            <text:p>0.6148989200592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.json</text:p>
          </table:table-cell>
          <table:table-cell office:value-type="float" office:value="0.515271902084351" calcext:value-type="float">
            <text:p>0.515271902084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.json</text:p>
          </table:table-cell>
          <table:table-cell office:value-type="float" office:value="0.506273365020752" calcext:value-type="float">
            <text:p>0.506273365020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3.json</text:p>
          </table:table-cell>
          <table:table-cell office:value-type="float" office:value="0.718556547164917" calcext:value-type="float">
            <text:p>0.7185565471649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4.json</text:p>
          </table:table-cell>
          <table:table-cell office:value-type="float" office:value="0.476568841934204" calcext:value-type="float">
            <text:p>0.4765688419342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5.json</text:p>
          </table:table-cell>
          <table:table-cell office:value-type="float" office:value="0.452681589126587" calcext:value-type="float">
            <text:p>0.4526815891265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6.json</text:p>
          </table:table-cell>
          <table:table-cell office:value-type="float" office:value="0.503832960128784" calcext:value-type="float">
            <text:p>0.5038329601287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7.json</text:p>
          </table:table-cell>
          <table:table-cell office:value-type="float" office:value="0.542863368988037" calcext:value-type="float">
            <text:p>0.5428633689880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8.json</text:p>
          </table:table-cell>
          <table:table-cell office:value-type="float" office:value="0.496243143081665" calcext:value-type="float">
            <text:p>0.4962431430816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9.json</text:p>
          </table:table-cell>
          <table:table-cell office:value-type="float" office:value="0.652453327178955" calcext:value-type="float">
            <text:p>0.6524533271789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0.json</text:p>
          </table:table-cell>
          <table:table-cell office:value-type="float" office:value="0.551877117156982" calcext:value-type="float">
            <text:p>0.5518771171569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1.json</text:p>
          </table:table-cell>
          <table:table-cell office:value-type="float" office:value="0.514520883560181" calcext:value-type="float">
            <text:p>0.5145208835601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2.json</text:p>
          </table:table-cell>
          <table:table-cell office:value-type="float" office:value="0.564337539672852" calcext:value-type="float">
            <text:p>0.5643375396728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3.json</text:p>
          </table:table-cell>
          <table:table-cell office:value-type="float" office:value="0.629650068283081" calcext:value-type="float">
            <text:p>0.629650068283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4.json</text:p>
          </table:table-cell>
          <table:table-cell office:value-type="float" office:value="0.579322910308838" calcext:value-type="float">
            <text:p>0.5793229103088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5.json</text:p>
          </table:table-cell>
          <table:table-cell office:value-type="float" office:value="0.554832363128662" calcext:value-type="float">
            <text:p>0.5548323631286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6.json</text:p>
          </table:table-cell>
          <table:table-cell office:value-type="float" office:value="0.490131044387817" calcext:value-type="float">
            <text:p>0.4901310443878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7.json</text:p>
          </table:table-cell>
          <table:table-cell office:value-type="float" office:value="0.668931102752685" calcext:value-type="float">
            <text:p>0.6689311027526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8.json</text:p>
          </table:table-cell>
          <table:table-cell office:value-type="float" office:value="0.622338962554932" calcext:value-type="float">
            <text:p>0.6223389625549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9.json</text:p>
          </table:table-cell>
          <table:table-cell office:value-type="float" office:value="2.07324662208557" calcext:value-type="float">
            <text:p>2.073246622085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0.json</text:p>
          </table:table-cell>
          <table:table-cell office:value-type="float" office:value="0.57835111618042" calcext:value-type="float">
            <text:p>0.578351116180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1.json</text:p>
          </table:table-cell>
          <table:table-cell office:value-type="float" office:value="0.654597854614258" calcext:value-type="float">
            <text:p>0.6545978546142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2.json</text:p>
          </table:table-cell>
          <table:table-cell office:value-type="float" office:value="0.840001726150513" calcext:value-type="float">
            <text:p>0.8400017261505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3.json</text:p>
          </table:table-cell>
          <table:table-cell office:value-type="float" office:value="0.899566745758057" calcext:value-type="float">
            <text:p>0.8995667457580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4.json</text:p>
          </table:table-cell>
          <table:table-cell office:value-type="float" office:value="0.642409515380859" calcext:value-type="float">
            <text:p>0.6424095153808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5.json</text:p>
          </table:table-cell>
          <table:table-cell office:value-type="float" office:value="0.692914247512817" calcext:value-type="float">
            <text:p>0.6929142475128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6.json</text:p>
          </table:table-cell>
          <table:table-cell office:value-type="float" office:value="0.599543523788452" calcext:value-type="float">
            <text:p>0.5995435237884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7.json</text:p>
          </table:table-cell>
          <table:table-cell office:value-type="float" office:value="0.672435235977173" calcext:value-type="float">
            <text:p>0.672435235977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8.json</text:p>
          </table:table-cell>
          <table:table-cell office:value-type="float" office:value="0.534542179107666" calcext:value-type="float">
            <text:p>0.5345421791076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9.json</text:p>
          </table:table-cell>
          <table:table-cell office:value-type="float" office:value="0.445203018188477" calcext:value-type="float">
            <text:p>0.4452030181884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4x14/0.json</text:p>
          </table:table-cell>
          <table:table-cell office:value-type="float" office:value="1.24769988059998" calcext:value-type="float">
            <text:p>1.24769988059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.json</text:p>
          </table:table-cell>
          <table:table-cell office:value-type="float" office:value="0.730682182312012" calcext:value-type="float">
            <text:p>0.7306821823120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.json</text:p>
          </table:table-cell>
          <table:table-cell office:value-type="float" office:value="1.38613533973694" calcext:value-type="float">
            <text:p>1.386135339736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3.json</text:p>
          </table:table-cell>
          <table:table-cell office:value-type="float" office:value="1.18645257949829" calcext:value-type="float">
            <text:p>1.18645257949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4.json</text:p>
          </table:table-cell>
          <table:table-cell office:value-type="float" office:value="0.682971429824829" calcext:value-type="float">
            <text:p>0.682971429824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5.json</text:p>
          </table:table-cell>
          <table:table-cell office:value-type="float" office:value="0.968406343460083" calcext:value-type="float">
            <text:p>0.9684063434600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6.json</text:p>
          </table:table-cell>
          <table:table-cell office:value-type="float" office:value="1.47203917503357" calcext:value-type="float">
            <text:p>1.47203917503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7.json</text:p>
          </table:table-cell>
          <table:table-cell office:value-type="float" office:value="0.862033414840698" calcext:value-type="float">
            <text:p>0.8620334148406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8.json</text:p>
          </table:table-cell>
          <table:table-cell office:value-type="float" office:value="2.37779865264893" calcext:value-type="float">
            <text:p>2.377798652648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9.json</text:p>
          </table:table-cell>
          <table:table-cell office:value-type="float" office:value="0.701781034469605" calcext:value-type="float">
            <text:p>0.7017810344696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0.json</text:p>
          </table:table-cell>
          <table:table-cell office:value-type="float" office:value="1.49444408416748" calcext:value-type="float">
            <text:p>1.494444084167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1.json</text:p>
          </table:table-cell>
          <table:table-cell office:value-type="float" office:value="0.95794038772583" calcext:value-type="float">
            <text:p>0.957940387725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2.json</text:p>
          </table:table-cell>
          <table:table-cell office:value-type="float" office:value="0.844044637680054" calcext:value-type="float">
            <text:p>0.8440446376800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3.json</text:p>
          </table:table-cell>
          <table:table-cell office:value-type="float" office:value="1.24728517532349" calcext:value-type="float">
            <text:p>1.247285175323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4.json</text:p>
          </table:table-cell>
          <table:table-cell office:value-type="float" office:value="1.85107250213623" calcext:value-type="float">
            <text:p>1.851072502136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5.json</text:p>
          </table:table-cell>
          <table:table-cell office:value-type="float" office:value="0.875104284286499" calcext:value-type="float">
            <text:p>0.8751042842864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6.json</text:p>
          </table:table-cell>
          <table:table-cell office:value-type="float" office:value="0.670328998565674" calcext:value-type="float">
            <text:p>0.670328998565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7.json</text:p>
          </table:table-cell>
          <table:table-cell office:value-type="float" office:value="0.609326696395874" calcext:value-type="float">
            <text:p>0.609326696395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8.json</text:p>
          </table:table-cell>
          <table:table-cell office:value-type="float" office:value="2.9847279548645" calcext:value-type="float">
            <text:p>2.98472795486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9.json</text:p>
          </table:table-cell>
          <table:table-cell office:value-type="float" office:value="0.600691509246826" calcext:value-type="float">
            <text:p>0.600691509246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0.json</text:p>
          </table:table-cell>
          <table:table-cell office:value-type="float" office:value="0.632834720611572" calcext:value-type="float">
            <text:p>0.6328347206115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1.json</text:p>
          </table:table-cell>
          <table:table-cell office:value-type="float" office:value="1.05821394920349" calcext:value-type="float">
            <text:p>1.058213949203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2.json</text:p>
          </table:table-cell>
          <table:table-cell office:value-type="float" office:value="3.597895860672" calcext:value-type="float">
            <text:p>3.5978958606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3.json</text:p>
          </table:table-cell>
          <table:table-cell office:value-type="float" office:value="0.630206823348999" calcext:value-type="float">
            <text:p>0.630206823348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4.json</text:p>
          </table:table-cell>
          <table:table-cell office:value-type="float" office:value="0.586785650253296" calcext:value-type="float">
            <text:p>0.5867856502532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5.json</text:p>
          </table:table-cell>
          <table:table-cell office:value-type="float" office:value="1.06775794029236" calcext:value-type="float">
            <text:p>1.067757940292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6.json</text:p>
          </table:table-cell>
          <table:table-cell office:value-type="float" office:value="0.575648784637451" calcext:value-type="float">
            <text:p>0.5756487846374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7.json</text:p>
          </table:table-cell>
          <table:table-cell office:value-type="float" office:value="3.76500072479248" calcext:value-type="float">
            <text:p>3.765000724792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8.json</text:p>
          </table:table-cell>
          <table:table-cell office:value-type="float" office:value="0.849368333816528" calcext:value-type="float">
            <text:p>0.8493683338165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9.json</text:p>
          </table:table-cell>
          <table:table-cell office:value-type="float" office:value="0.981438207626343" calcext:value-type="float">
            <text:p>0.981438207626343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Time" table:style-name="ta1">
        <table:shapes>
          <draw:frame draw:z-index="0" draw:style-name="gr1" draw:text-style-name="P1" svg:width="17.776cm" svg:height="18.031cm" svg:x="0cm" svg:y="5.931cm">
            <draw:object draw:notify-on-update-of-ranges="Time.A2:Time.A2 Time.A3:Time.A12 Time.B2:Time.B2 Time.B3:Time.B12 Time.F3:Time.F12 Time.E3:Time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5" table:default-cell-style-name="ce9"/>
        <table:table-column table:style-name="co6" table:default-cell-style-name="ce15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18"/>
          <table:table-cell table:number-columns-repeated="2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7" office:value-type="string" calcext:value-type="string">
            <text:p>Average - Time</text:p>
          </table:table-cell>
          <table:table-cell table:style-name="ce13" office:value-type="string" calcext:value-type="string">
            <text:p>Min - Time</text:p>
          </table:table-cell>
          <table:table-cell table:style-name="ce19" office:value-type="string" calcext:value-type="string">
            <text:p>Max - Time</text:p>
          </table:table-cell>
          <table:table-cell office:value-type="string" calcext:value-type="string">
            <text:p>Negative Error</text:p>
          </table:table-cell>
          <table:table-cell office:value-type="string" calcext:value-type="string">
            <text:p>Positive Error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.0287711334228515" calcext:value-type="float">
            <text:p>0.0287711334228515</text:p>
          </table:table-cell>
          <table:table-cell table:style-name="ce14" office:value-type="float" office:value="0.0247035503387451" calcext:value-type="float">
            <text:p>0.0247035503387451</text:p>
          </table:table-cell>
          <table:table-cell table:style-name="ce20" office:value-type="float" office:value="0.0380903244018555" calcext:value-type="float">
            <text:p>0.0380903244018555</text:p>
          </table:table-cell>
          <table:table-cell table:formula="of:=[.B3]-[.C3]" office:value-type="float" office:value="0.00406758308410643" calcext:value-type="float">
            <text:p>0.00406758308410643</text:p>
          </table:table-cell>
          <table:table-cell table:formula="of:=[.D3]-[.B3]" office:value-type="float" office:value="0.00931919097900392" calcext:value-type="float">
            <text:p>0.00931919097900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400074217055" calcext:value-type="float">
            <text:p>0.0439400074217055</text:p>
          </table:table-cell>
          <table:table-cell office:value-type="float" office:value="0.0368635177612305" calcext:value-type="float">
            <text:p>0.0368635177612305</text:p>
          </table:table-cell>
          <table:table-cell office:value-type="float" office:value="0.0614890098571777" calcext:value-type="float">
            <text:p>0.0614890098571777</text:p>
          </table:table-cell>
          <table:table-cell table:formula="of:=[.B4]-[.C4]" office:value-type="float" office:value="0.007076489660475" calcext:value-type="float">
            <text:p>0.007076489660475</text:p>
          </table:table-cell>
          <table:table-cell table:formula="of:=[.D4]-[.B4]" office:value-type="float" office:value="0.0175490024354723" calcext:value-type="float">
            <text:p>0.0175490024354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65495628780789" calcext:value-type="float">
            <text:p>0.0665495628780789</text:p>
          </table:table-cell>
          <table:table-cell office:value-type="float" office:value="0.0554520130157471" calcext:value-type="float">
            <text:p>0.0554520130157471</text:p>
          </table:table-cell>
          <table:table-cell office:value-type="float" office:value="0.0893402099609375" calcext:value-type="float">
            <text:p>0.0893402099609375</text:p>
          </table:table-cell>
          <table:table-cell table:formula="of:=[.B5]-[.C5]" office:value-type="float" office:value="0.0110975498623318" calcext:value-type="float">
            <text:p>0.0110975498623318</text:p>
          </table:table-cell>
          <table:table-cell table:formula="of:=[.D5]-[.B5]" office:value-type="float" office:value="0.0227906470828586" calcext:value-type="float">
            <text:p>0.0227906470828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82216522428724" calcext:value-type="float">
            <text:p>0.0982216522428724</text:p>
          </table:table-cell>
          <table:table-cell office:value-type="float" office:value="0.0781498908996582" calcext:value-type="float">
            <text:p>0.0781498908996582</text:p>
          </table:table-cell>
          <table:table-cell office:value-type="float" office:value="0.162250947952271" calcext:value-type="float">
            <text:p>0.162250947952271</text:p>
          </table:table-cell>
          <table:table-cell table:formula="of:=[.B6]-[.C6]" office:value-type="float" office:value="0.0200717613432142" calcext:value-type="float">
            <text:p>0.0200717613432142</text:p>
          </table:table-cell>
          <table:table-cell table:formula="of:=[.D6]-[.B6]" office:value-type="float" office:value="0.0640292957093981" calcext:value-type="float">
            <text:p>0.0640292957093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5799889882406" calcext:value-type="float">
            <text:p>0.135799889882406</text:p>
          </table:table-cell>
          <table:table-cell office:value-type="float" office:value="0.114450073242188" calcext:value-type="float">
            <text:p>0.114450073242188</text:p>
          </table:table-cell>
          <table:table-cell office:value-type="float" office:value="0.20825309753418" calcext:value-type="float">
            <text:p>0.20825309753418</text:p>
          </table:table-cell>
          <table:table-cell table:formula="of:=[.B7]-[.C7]" office:value-type="float" office:value="0.0213498166402181" calcext:value-type="float">
            <text:p>0.0213498166402181</text:p>
          </table:table-cell>
          <table:table-cell table:formula="of:=[.D7]-[.B7]" office:value-type="float" office:value="0.0724532076517741" calcext:value-type="float">
            <text:p>0.0724532076517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9354945818583" calcext:value-type="float">
            <text:p>0.209354945818583</text:p>
          </table:table-cell>
          <table:table-cell office:value-type="float" office:value="0.175164842605591" calcext:value-type="float">
            <text:p>0.175164842605591</text:p>
          </table:table-cell>
          <table:table-cell office:value-type="float" office:value="0.300639057159424" calcext:value-type="float">
            <text:p>0.300639057159424</text:p>
          </table:table-cell>
          <table:table-cell table:formula="of:=[.B8]-[.C8]" office:value-type="float" office:value="0.0341901032129924" calcext:value-type="float">
            <text:p>0.0341901032129924</text:p>
          </table:table-cell>
          <table:table-cell table:formula="of:=[.D8]-[.B8]" office:value-type="float" office:value="0.0912841113408406" calcext:value-type="float">
            <text:p>0.0912841113408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1567556063334" calcext:value-type="float">
            <text:p>0.301567556063334</text:p>
          </table:table-cell>
          <table:table-cell office:value-type="float" office:value="0.233404922485352" calcext:value-type="float">
            <text:p>0.233404922485352</text:p>
          </table:table-cell>
          <table:table-cell office:value-type="float" office:value="0.568368244171143" calcext:value-type="float">
            <text:p>0.568368244171143</text:p>
          </table:table-cell>
          <table:table-cell table:formula="of:=[.B9]-[.C9]" office:value-type="float" office:value="0.0681626335779826" calcext:value-type="float">
            <text:p>0.0681626335779826</text:p>
          </table:table-cell>
          <table:table-cell table:formula="of:=[.D9]-[.B9]" office:value-type="float" office:value="0.266800688107808" calcext:value-type="float">
            <text:p>0.266800688107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2614800135295" calcext:value-type="float">
            <text:p>0.392614800135295</text:p>
          </table:table-cell>
          <table:table-cell office:value-type="float" office:value="0.328652000427246" calcext:value-type="float">
            <text:p>0.328652000427246</text:p>
          </table:table-cell>
          <table:table-cell office:value-type="float" office:value="0.536707162857056" calcext:value-type="float">
            <text:p>0.536707162857056</text:p>
          </table:table-cell>
          <table:table-cell table:formula="of:=[.B10]-[.C10]" office:value-type="float" office:value="0.0639627997080486" calcext:value-type="float">
            <text:p>0.0639627997080486</text:p>
          </table:table-cell>
          <table:table-cell table:formula="of:=[.D10]-[.B10]" office:value-type="float" office:value="0.144092362721761" calcext:value-type="float">
            <text:p>0.144092362721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42946591377258" calcext:value-type="float">
            <text:p>0.642946591377258</text:p>
          </table:table-cell>
          <table:table-cell office:value-type="float" office:value="0.445203018188477" calcext:value-type="float">
            <text:p>0.445203018188477</text:p>
          </table:table-cell>
          <table:table-cell office:value-type="float" office:value="2.07324662208557" calcext:value-type="float">
            <text:p>2.07324662208557</text:p>
          </table:table-cell>
          <table:table-cell table:formula="of:=[.B11]-[.C11]" office:value-type="float" office:value="0.197743573188782" calcext:value-type="float">
            <text:p>0.197743573188782</text:p>
          </table:table-cell>
          <table:table-cell table:formula="of:=[.D11]-[.B11]" office:value-type="float" office:value="1.43030003070831" calcext:value-type="float">
            <text:p>1.430300030708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float" office:value="1.24987057526906" calcext:value-type="float">
            <text:p>1.24987057526906</text:p>
          </table:table-cell>
          <table:table-cell table:style-name="ce16" office:value-type="float" office:value="0.575648784637451" calcext:value-type="float">
            <text:p>0.575648784637451</text:p>
          </table:table-cell>
          <table:table-cell table:style-name="ce22" office:value-type="float" office:value="3.76500072479248" calcext:value-type="float">
            <text:p>3.76500072479248</text:p>
          </table:table-cell>
          <table:table-cell table:formula="of:=[.B12]-[.C12]" office:value-type="float" office:value="0.674221790631612" calcext:value-type="float">
            <text:p>0.674221790631612</text:p>
          </table:table-cell>
          <table:table-cell table:formula="of:=[.D12]-[.B12]" office:value-type="float" office:value="2.51513014952342" calcext:value-type="float">
            <text:p>2.5151301495234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0.201785036555508" calcext:value-type="float">
            <text:p>0.201785036555508</text:p>
          </table:table-cell>
          <table:table-cell table:style-name="ce17" office:value-type="float" office:value="0.0247035503387451" calcext:value-type="float">
            <text:p>0.0247035503387451</text:p>
          </table:table-cell>
          <table:table-cell table:style-name="ce23" office:value-type="float" office:value="3.76500072479248" calcext:value-type="float">
            <text:p>3.76500072479248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Time.A1:Time.D13" table:buttons="Time.A2 Time.B1" table:show-filter-button="false" table:drill-down-on-double-click="false">
          <table:source-cell-range table:cell-range-address="Data.B1:Data.C57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0.0247035503387451" table:display="true" table:show-details="true"/>
                <table:data-pilot-member table:name="0.0255967617034912" table:display="true" table:show-details="true"/>
                <table:data-pilot-member table:name="0.0257607936859131" table:display="true" table:show-details="true"/>
                <table:data-pilot-member table:name="0.025878381729126" table:display="true" table:show-details="true"/>
                <table:data-pilot-member table:name="0.0259176254272461" table:display="true" table:show-details="true"/>
                <table:data-pilot-member table:name="0.025947093963623" table:display="true" table:show-details="true"/>
                <table:data-pilot-member table:name="0.0259926795959473" table:display="true" table:show-details="true"/>
                <table:data-pilot-member table:name="0.0260117530822754" table:display="true" table:show-details="true"/>
                <table:data-pilot-member table:name="0.0261195659637451" table:display="true" table:show-details="true"/>
                <table:data-pilot-member table:name="0.0261527538299561" table:display="true" table:show-details="true"/>
                <table:data-pilot-member table:name="0.026184606552124" table:display="true" table:show-details="true"/>
                <table:data-pilot-member table:name="0.0262327194213867" table:display="true" table:show-details="true"/>
                <table:data-pilot-member table:name="0.0262327671051025" table:display="true" table:show-details="true"/>
                <table:data-pilot-member table:name="0.0262375831604004" table:display="true" table:show-details="true"/>
                <table:data-pilot-member table:name="0.0262461185455322" table:display="true" table:show-details="true"/>
                <table:data-pilot-member table:name="0.0262823104858398" table:display="true" table:show-details="true"/>
                <table:data-pilot-member table:name="0.0263298988342285" table:display="true" table:show-details="true"/>
                <table:data-pilot-member table:name="0.0263642311096191" table:display="true" table:show-details="true"/>
                <table:data-pilot-member table:name="0.0264299869537354" table:display="true" table:show-details="true"/>
                <table:data-pilot-member table:name="0.0264301776885986" table:display="true" table:show-details="true"/>
                <table:data-pilot-member table:name="0.0264516830444336" table:display="true" table:show-details="true"/>
                <table:data-pilot-member table:name="0.026497220993042" table:display="true" table:show-details="true"/>
                <table:data-pilot-member table:name="0.026555061340332" table:display="true" table:show-details="true"/>
                <table:data-pilot-member table:name="0.0265740394592285" table:display="true" table:show-details="true"/>
                <table:data-pilot-member table:name="0.026622200012207" table:display="true" table:show-details="true"/>
                <table:data-pilot-member table:name="0.026659631729126" table:display="true" table:show-details="true"/>
                <table:data-pilot-member table:name="0.0266688346862793" table:display="true" table:show-details="true"/>
                <table:data-pilot-member table:name="0.0266853809356689" table:display="true" table:show-details="true"/>
                <table:data-pilot-member table:name="0.0267064094543457" table:display="true" table:show-details="true"/>
                <table:data-pilot-member table:name="0.0267170906066895" table:display="true" table:show-details="true"/>
                <table:data-pilot-member table:name="0.026735258102417" table:display="true" table:show-details="true"/>
                <table:data-pilot-member table:name="0.0269347667694092" table:display="true" table:show-details="true"/>
                <table:data-pilot-member table:name="0.0271763324737549" table:display="true" table:show-details="true"/>
                <table:data-pilot-member table:name="0.0272361755371094" table:display="true" table:show-details="true"/>
                <table:data-pilot-member table:name="0.0275539398193359" table:display="true" table:show-details="true"/>
                <table:data-pilot-member table:name="0.0277225494384766" table:display="true" table:show-details="true"/>
                <table:data-pilot-member table:name="0.0277244567871094" table:display="true" table:show-details="true"/>
                <table:data-pilot-member table:name="0.0277522563934326" table:display="true" table:show-details="true"/>
                <table:data-pilot-member table:name="0.0277919292449951" table:display="true" table:show-details="true"/>
                <table:data-pilot-member table:name="0.02788987159729" table:display="true" table:show-details="true"/>
                <table:data-pilot-member table:name="0.0279033184051514" table:display="true" table:show-details="true"/>
                <table:data-pilot-member table:name="0.0279278755187988" table:display="true" table:show-details="true"/>
                <table:data-pilot-member table:name="0.0280040264129639" table:display="true" table:show-details="true"/>
                <table:data-pilot-member table:name="0.0280245780944824" table:display="true" table:show-details="true"/>
                <table:data-pilot-member table:name="0.0280878067016602" table:display="true" table:show-details="true"/>
                <table:data-pilot-member table:name="0.0281090259552002" table:display="true" table:show-details="true"/>
                <table:data-pilot-member table:name="0.0281532764434814" table:display="true" table:show-details="true"/>
                <table:data-pilot-member table:name="0.0284177303314209" table:display="true" table:show-details="true"/>
                <table:data-pilot-member table:name="0.0284300327301025" table:display="true" table:show-details="true"/>
                <table:data-pilot-member table:name="0.0289917945861816" table:display="true" table:show-details="true"/>
                <table:data-pilot-member table:name="0.0290448188781738" table:display="true" table:show-details="true"/>
                <table:data-pilot-member table:name="0.0291143417358398" table:display="true" table:show-details="true"/>
                <table:data-pilot-member table:name="0.0295067310333252" table:display="true" table:show-details="true"/>
                <table:data-pilot-member table:name="0.0298505783081055" table:display="true" table:show-details="true"/>
                <table:data-pilot-member table:name="0.0302716255187988" table:display="true" table:show-details="true"/>
                <table:data-pilot-member table:name="0.0307743549346924" table:display="true" table:show-details="true"/>
                <table:data-pilot-member table:name="0.0310396671295166" table:display="true" table:show-details="true"/>
                <table:data-pilot-member table:name="0.0316329479217529" table:display="true" table:show-details="true"/>
                <table:data-pilot-member table:name="0.0317131519317627" table:display="true" table:show-details="true"/>
                <table:data-pilot-member table:name="0.0321671009063721" table:display="true" table:show-details="true"/>
                <table:data-pilot-member table:name="0.0321877479553223" table:display="true" table:show-details="true"/>
                <table:data-pilot-member table:name="0.0321983337402344" table:display="true" table:show-details="true"/>
                <table:data-pilot-member table:name="0.0325252056121826" table:display="true" table:show-details="true"/>
                <table:data-pilot-member table:name="0.0327739715576172" table:display="true" table:show-details="true"/>
                <table:data-pilot-member table:name="0.0330674171447754" table:display="true" table:show-details="true"/>
                <table:data-pilot-member table:name="0.0333873748779297" table:display="true" table:show-details="true"/>
                <table:data-pilot-member table:name="0.0334812641143799" table:display="true" table:show-details="true"/>
                <table:data-pilot-member table:name="0.0335546016693115" table:display="true" table:show-details="true"/>
                <table:data-pilot-member table:name="0.0335795402526855" table:display="true" table:show-details="true"/>
                <table:data-pilot-member table:name="0.0336627960205078" table:display="true" table:show-details="true"/>
                <table:data-pilot-member table:name="0.034066104888916" table:display="true" table:show-details="true"/>
                <table:data-pilot-member table:name="0.0349642276763916" table:display="true" table:show-details="true"/>
                <table:data-pilot-member table:name="0.0356280326843262" table:display="true" table:show-details="true"/>
                <table:data-pilot-member table:name="0.0357968330383301" table:display="true" table:show-details="true"/>
                <table:data-pilot-member table:name="0.0368635177612305" table:display="true" table:show-details="true"/>
                <table:data-pilot-member table:name="0.0368813991546631" table:display="true" table:show-details="true"/>
                <table:data-pilot-member table:name="0.0369662761688232" table:display="true" table:show-details="true"/>
                <table:data-pilot-member table:name="0.0371789455413818" table:display="true" table:show-details="true"/>
                <table:data-pilot-member table:name="0.0375370979309082" table:display="true" table:show-details="true"/>
                <table:data-pilot-member table:name="0.0380903244018555" table:display="true" table:show-details="true"/>
                <table:data-pilot-member table:name="0.0382455825805664" table:display="true" table:show-details="true"/>
                <table:data-pilot-member table:name="0.0383197784423828" table:display="true" table:show-details="true"/>
                <table:data-pilot-member table:name="0.0385464191436768" table:display="true" table:show-details="true"/>
                <table:data-pilot-member table:name="0.0392739295959473" table:display="true" table:show-details="true"/>
                <table:data-pilot-member table:name="0.0392780303955078" table:display="true" table:show-details="true"/>
                <table:data-pilot-member table:name="0.0394359111785889" table:display="true" table:show-details="true"/>
                <table:data-pilot-member table:name="0.0395641326904297" table:display="true" table:show-details="true"/>
                <table:data-pilot-member table:name="0.0397092819213867" table:display="true" table:show-details="true"/>
                <table:data-pilot-member table:name="0.0399476051330566" table:display="true" table:show-details="true"/>
                <table:data-pilot-member table:name="0.0399873733520508" table:display="true" table:show-details="true"/>
                <table:data-pilot-member table:name="0.0400312900543213" table:display="true" table:show-details="true"/>
                <table:data-pilot-member table:name="0.040054988861084" table:display="true" table:show-details="true"/>
                <table:data-pilot-member table:name="0.0401051998138428" table:display="true" table:show-details="true"/>
                <table:data-pilot-member table:name="0.0402953147888184" table:display="true" table:show-details="true"/>
                <table:data-pilot-member table:name="0.0409354209899902" table:display="true" table:show-details="true"/>
                <table:data-pilot-member table:name="0.041276216506958" table:display="true" table:show-details="true"/>
                <table:data-pilot-member table:name="0.0413548469543457" table:display="true" table:show-details="true"/>
                <table:data-pilot-member table:name="0.0414263725280762" table:display="true" table:show-details="true"/>
                <table:data-pilot-member table:name="0.0414940357208252" table:display="true" table:show-details="true"/>
                <table:data-pilot-member table:name="0.0415032386779785" table:display="true" table:show-details="true"/>
                <table:data-pilot-member table:name="0.0415326118469238" table:display="true" table:show-details="true"/>
                <table:data-pilot-member table:name="0.0416128635406494" table:display="true" table:show-details="true"/>
                <table:data-pilot-member table:name="0.041654109954834" table:display="true" table:show-details="true"/>
                <table:data-pilot-member table:name="0.0417155742645264" table:display="true" table:show-details="true"/>
                <table:data-pilot-member table:name="0.0417434692382813" table:display="true" table:show-details="true"/>
                <table:data-pilot-member table:name="0.0418022632598877" table:display="true" table:show-details="true"/>
                <table:data-pilot-member table:name="0.0418310642242432" table:display="true" table:show-details="true"/>
                <table:data-pilot-member table:name="0.0418450355529785" table:display="true" table:show-details="true"/>
                <table:data-pilot-member table:name="0.0420993804931641" table:display="true" table:show-details="true"/>
                <table:data-pilot-member table:name="0.0422763347625732" table:display="true" table:show-details="true"/>
                <table:data-pilot-member table:name="0.0424098014831543" table:display="true" table:show-details="true"/>
                <table:data-pilot-member table:name="0.0424126148223877" table:display="true" table:show-details="true"/>
                <table:data-pilot-member table:name="0.0424469947814941" table:display="true" table:show-details="true"/>
                <table:data-pilot-member table:name="0.0424506187438965" table:display="true" table:show-details="true"/>
                <table:data-pilot-member table:name="0.0425589561462402" table:display="true" table:show-details="true"/>
                <table:data-pilot-member table:name="0.0429627418518066" table:display="true" table:show-details="true"/>
                <table:data-pilot-member table:name="0.0429740428924561" table:display="true" table:show-details="true"/>
                <table:data-pilot-member table:name="0.0430755138397217" table:display="true" table:show-details="true"/>
                <table:data-pilot-member table:name="0.0431009769439697" table:display="true" table:show-details="true"/>
                <table:data-pilot-member table:name="0.0431116104125977" table:display="true" table:show-details="true"/>
                <table:data-pilot-member table:name="0.0431729793548584" table:display="true" table:show-details="true"/>
                <table:data-pilot-member table:name="0.0432314872741699" table:display="true" table:show-details="true"/>
                <table:data-pilot-member table:name="0.0435064315795898" table:display="true" table:show-details="true"/>
                <table:data-pilot-member table:name="0.0435346603393555" table:display="true" table:show-details="true"/>
                <table:data-pilot-member table:name="0.0436119079589844" table:display="true" table:show-details="true"/>
                <table:data-pilot-member table:name="0.0437077522277832" table:display="true" table:show-details="true"/>
                <table:data-pilot-member table:name="0.0437150955200195" table:display="true" table:show-details="true"/>
                <table:data-pilot-member table:name="0.0438180446624756" table:display="true" table:show-details="true"/>
                <table:data-pilot-member table:name="0.0440157890319824" table:display="true" table:show-details="true"/>
                <table:data-pilot-member table:name="0.0443095207214356" table:display="true" table:show-details="true"/>
                <table:data-pilot-member table:name="0.0447935104370117" table:display="true" table:show-details="true"/>
                <table:data-pilot-member table:name="0.044985818862915" table:display="true" table:show-details="true"/>
                <table:data-pilot-member table:name="0.045059061050415" table:display="true" table:show-details="true"/>
                <table:data-pilot-member table:name="0.0451210498809814" table:display="true" table:show-details="true"/>
                <table:data-pilot-member table:name="0.0451292037963867" table:display="true" table:show-details="true"/>
                <table:data-pilot-member table:name="0.0451701164245606" table:display="true" table:show-details="true"/>
                <table:data-pilot-member table:name="0.0451930999755859" table:display="true" table:show-details="true"/>
                <table:data-pilot-member table:name="0.0452457904815674" table:display="true" table:show-details="true"/>
                <table:data-pilot-member table:name="0.0452558517456055" table:display="true" table:show-details="true"/>
                <table:data-pilot-member table:name="0.0453003406524658" table:display="true" table:show-details="true"/>
                <table:data-pilot-member table:name="0.0453990459442139" table:display="true" table:show-details="true"/>
                <table:data-pilot-member table:name="0.0455734729766846" table:display="true" table:show-details="true"/>
                <table:data-pilot-member table:name="0.0457808017730713" table:display="true" table:show-details="true"/>
                <table:data-pilot-member table:name="0.0459683418273926" table:display="true" table:show-details="true"/>
                <table:data-pilot-member table:name="0.0464138984680176" table:display="true" table:show-details="true"/>
                <table:data-pilot-member table:name="0.0465517997741699" table:display="true" table:show-details="true"/>
                <table:data-pilot-member table:name="0.0470583915710449" table:display="true" table:show-details="true"/>
                <table:data-pilot-member table:name="0.0471658229827881" table:display="true" table:show-details="true"/>
                <table:data-pilot-member table:name="0.0472786426544189" table:display="true" table:show-details="true"/>
                <table:data-pilot-member table:name="0.0475036144256592" table:display="true" table:show-details="true"/>
                <table:data-pilot-member table:name="0.0475049018859863" table:display="true" table:show-details="true"/>
                <table:data-pilot-member table:name="0.0478610515594482" table:display="true" table:show-details="true"/>
                <table:data-pilot-member table:name="0.04794921875" table:display="true" table:show-details="true"/>
                <table:data-pilot-member table:name="0.0481070518493652" table:display="true" table:show-details="true"/>
                <table:data-pilot-member table:name="0.048341703414917" table:display="true" table:show-details="true"/>
                <table:data-pilot-member table:name="0.0495203495025635" table:display="true" table:show-details="true"/>
                <table:data-pilot-member table:name="0.0495927333831787" table:display="true" table:show-details="true"/>
                <table:data-pilot-member table:name="0.0497338771820068" table:display="true" table:show-details="true"/>
                <table:data-pilot-member table:name="0.0517764091491699" table:display="true" table:show-details="true"/>
                <table:data-pilot-member table:name="0.0521655082702637" table:display="true" table:show-details="true"/>
                <table:data-pilot-member table:name="0.0524090766906738" table:display="true" table:show-details="true"/>
                <table:data-pilot-member table:name="0.0532886981964111" table:display="true" table:show-details="true"/>
                <table:data-pilot-member table:name="0.0536995887756348" table:display="true" table:show-details="true"/>
                <table:data-pilot-member table:name="0.0554520130157471" table:display="true" table:show-details="true"/>
                <table:data-pilot-member table:name="0.055714750289917" table:display="true" table:show-details="true"/>
                <table:data-pilot-member table:name="0.0558004379272461" table:display="true" table:show-details="true"/>
                <table:data-pilot-member table:name="0.056583833694458" table:display="true" table:show-details="true"/>
                <table:data-pilot-member table:name="0.0566833019256592" table:display="true" table:show-details="true"/>
                <table:data-pilot-member table:name="0.056761360168457" table:display="true" table:show-details="true"/>
                <table:data-pilot-member table:name="0.056951379776001" table:display="true" table:show-details="true"/>
                <table:data-pilot-member table:name="0.0573215007781982" table:display="true" table:show-details="true"/>
                <table:data-pilot-member table:name="0.0579017639160156" table:display="true" table:show-details="true"/>
                <table:data-pilot-member table:name="0.0579821109771729" table:display="true" table:show-details="true"/>
                <table:data-pilot-member table:name="0.0583156108856201" table:display="true" table:show-details="true"/>
                <table:data-pilot-member table:name="0.0585822582244873" table:display="true" table:show-details="true"/>
                <table:data-pilot-member table:name="0.0591582775115967" table:display="true" table:show-details="true"/>
                <table:data-pilot-member table:name="0.0596374034881592" table:display="true" table:show-details="true"/>
                <table:data-pilot-member table:name="0.0596734046936035" table:display="true" table:show-details="true"/>
                <table:data-pilot-member table:name="0.0598485946655273" table:display="true" table:show-details="true"/>
                <table:data-pilot-member table:name="0.0600750923156738" table:display="true" table:show-details="true"/>
                <table:data-pilot-member table:name="0.0601101398468018" table:display="true" table:show-details="true"/>
                <table:data-pilot-member table:name="0.0601760864257813" table:display="true" table:show-details="true"/>
                <table:data-pilot-member table:name="0.0601905345916748" table:display="true" table:show-details="true"/>
                <table:data-pilot-member table:name="0.0603958129882813" table:display="true" table:show-details="true"/>
                <table:data-pilot-member table:name="0.0606781959533691" table:display="true" table:show-details="true"/>
                <table:data-pilot-member table:name="0.0608187675476074" table:display="true" table:show-details="true"/>
                <table:data-pilot-member table:name="0.0612427234649658" table:display="true" table:show-details="true"/>
                <table:data-pilot-member table:name="0.061256742477417" table:display="true" table:show-details="true"/>
                <table:data-pilot-member table:name="0.0614890098571777" table:display="true" table:show-details="true"/>
                <table:data-pilot-member table:name="0.0619510650634766" table:display="true" table:show-details="true"/>
                <table:data-pilot-member table:name="0.0622406959533691" table:display="true" table:show-details="true"/>
                <table:data-pilot-member table:name="0.0623759746551514" table:display="true" table:show-details="true"/>
                <table:data-pilot-member table:name="0.0625897407531738" table:display="true" table:show-details="true"/>
                <table:data-pilot-member table:name="0.0629924297332764" table:display="true" table:show-details="true"/>
                <table:data-pilot-member table:name="0.0630911350250244" table:display="true" table:show-details="true"/>
                <table:data-pilot-member table:name="0.0634079456329346" table:display="true" table:show-details="true"/>
                <table:data-pilot-member table:name="0.063458776473999" table:display="true" table:show-details="true"/>
                <table:data-pilot-member table:name="0.0637513637542725" table:display="true" table:show-details="true"/>
                <table:data-pilot-member table:name="0.0638944625854492" table:display="true" table:show-details="true"/>
                <table:data-pilot-member table:name="0.0641440868377686" table:display="true" table:show-details="true"/>
                <table:data-pilot-member table:name="0.0645092010498047" table:display="true" table:show-details="true"/>
                <table:data-pilot-member table:name="0.0645795345306397" table:display="true" table:show-details="true"/>
                <table:data-pilot-member table:name="0.0646963119506836" table:display="true" table:show-details="true"/>
                <table:data-pilot-member table:name="0.064705228805542" table:display="true" table:show-details="true"/>
                <table:data-pilot-member table:name="0.0647604465484619" table:display="true" table:show-details="true"/>
                <table:data-pilot-member table:name="0.0652122497558594" table:display="true" table:show-details="true"/>
                <table:data-pilot-member table:name="0.0654006004333496" table:display="true" table:show-details="true"/>
                <table:data-pilot-member table:name="0.0655717372894287" table:display="true" table:show-details="true"/>
                <table:data-pilot-member table:name="0.0656786441802979" table:display="true" table:show-details="true"/>
                <table:data-pilot-member table:name="0.0658854007720947" table:display="true" table:show-details="true"/>
                <table:data-pilot-member table:name="0.0660529136657715" table:display="true" table:show-details="true"/>
                <table:data-pilot-member table:name="0.0663495540618897" table:display="true" table:show-details="true"/>
                <table:data-pilot-member table:name="0.066541862487793" table:display="true" table:show-details="true"/>
                <table:data-pilot-member table:name="0.0666187286376953" table:display="true" table:show-details="true"/>
                <table:data-pilot-member table:name="0.0668380260467529" table:display="true" table:show-details="true"/>
                <table:data-pilot-member table:name="0.0670598983764648" table:display="true" table:show-details="true"/>
                <table:data-pilot-member table:name="0.0671374320983887" table:display="true" table:show-details="true"/>
                <table:data-pilot-member table:name="0.0672074794769287" table:display="true" table:show-details="true"/>
                <table:data-pilot-member table:name="0.0672281265258789" table:display="true" table:show-details="true"/>
                <table:data-pilot-member table:name="0.067231559753418" table:display="true" table:show-details="true"/>
                <table:data-pilot-member table:name="0.0674883365631103" table:display="true" table:show-details="true"/>
                <table:data-pilot-member table:name="0.0677299499511719" table:display="true" table:show-details="true"/>
                <table:data-pilot-member table:name="0.0677602767944336" table:display="true" table:show-details="true"/>
                <table:data-pilot-member table:name="0.0679101943969727" table:display="true" table:show-details="true"/>
                <table:data-pilot-member table:name="0.0682290554046631" table:display="true" table:show-details="true"/>
                <table:data-pilot-member table:name="0.0685665130615234" table:display="true" table:show-details="true"/>
                <table:data-pilot-member table:name="0.0687581539154053" table:display="true" table:show-details="true"/>
                <table:data-pilot-member table:name="0.0688639640808106" table:display="true" table:show-details="true"/>
                <table:data-pilot-member table:name="0.0689867973327637" table:display="true" table:show-details="true"/>
                <table:data-pilot-member table:name="0.0691298007965088" table:display="true" table:show-details="true"/>
                <table:data-pilot-member table:name="0.0694984436035156" table:display="true" table:show-details="true"/>
                <table:data-pilot-member table:name="0.0695091247558594" table:display="true" table:show-details="true"/>
                <table:data-pilot-member table:name="0.0696655750274658" table:display="true" table:show-details="true"/>
                <table:data-pilot-member table:name="0.0698402881622314" table:display="true" table:show-details="true"/>
                <table:data-pilot-member table:name="0.0699303150177002" table:display="true" table:show-details="true"/>
                <table:data-pilot-member table:name="0.0701668739318848" table:display="true" table:show-details="true"/>
                <table:data-pilot-member table:name="0.0704226016998291" table:display="true" table:show-details="true"/>
                <table:data-pilot-member table:name="0.070450496673584" table:display="true" table:show-details="true"/>
                <table:data-pilot-member table:name="0.070540714263916" table:display="true" table:show-details="true"/>
                <table:data-pilot-member table:name="0.0706430435180664" table:display="true" table:show-details="true"/>
                <table:data-pilot-member table:name="0.0710058689117432" table:display="true" table:show-details="true"/>
                <table:data-pilot-member table:name="0.0722582340240479" table:display="true" table:show-details="true"/>
                <table:data-pilot-member table:name="0.072554349899292" table:display="true" table:show-details="true"/>
                <table:data-pilot-member table:name="0.073903751373291" table:display="true" table:show-details="true"/>
                <table:data-pilot-member table:name="0.0739992141723633" table:display="true" table:show-details="true"/>
                <table:data-pilot-member table:name="0.0763851642608643" table:display="true" table:show-details="true"/>
                <table:data-pilot-member table:name="0.0770286560058594" table:display="true" table:show-details="true"/>
                <table:data-pilot-member table:name="0.0777995586395264" table:display="true" table:show-details="true"/>
                <table:data-pilot-member table:name="0.077943754196167" table:display="true" table:show-details="true"/>
                <table:data-pilot-member table:name="0.0781498908996582" table:display="true" table:show-details="true"/>
                <table:data-pilot-member table:name="0.0782831192016602" table:display="true" table:show-details="true"/>
                <table:data-pilot-member table:name="0.0783457756042481" table:display="true" table:show-details="true"/>
                <table:data-pilot-member table:name="0.0820362091064453" table:display="true" table:show-details="true"/>
                <table:data-pilot-member table:name="0.0831401348114014" table:display="true" table:show-details="true"/>
                <table:data-pilot-member table:name="0.0831908226013184" table:display="true" table:show-details="true"/>
                <table:data-pilot-member table:name="0.0836619377136231" table:display="true" table:show-details="true"/>
                <table:data-pilot-member table:name="0.08379225730896" table:display="true" table:show-details="true"/>
                <table:data-pilot-member table:name="0.083798360824585" table:display="true" table:show-details="true"/>
                <table:data-pilot-member table:name="0.0839045524597168" table:display="true" table:show-details="true"/>
                <table:data-pilot-member table:name="0.084129810333252" table:display="true" table:show-details="true"/>
                <table:data-pilot-member table:name="0.0843151569366455" table:display="true" table:show-details="true"/>
                <table:data-pilot-member table:name="0.084906005859375" table:display="true" table:show-details="true"/>
                <table:data-pilot-member table:name="0.0851014614105225" table:display="true" table:show-details="true"/>
                <table:data-pilot-member table:name="0.0866862773895264" table:display="true" table:show-details="true"/>
                <table:data-pilot-member table:name="0.0871335029602051" table:display="true" table:show-details="true"/>
                <table:data-pilot-member table:name="0.087323522567749" table:display="true" table:show-details="true"/>
                <table:data-pilot-member table:name="0.0875376224517822" table:display="true" table:show-details="true"/>
                <table:data-pilot-member table:name="0.0877042293548584" table:display="true" table:show-details="true"/>
                <table:data-pilot-member table:name="0.087816047668457" table:display="true" table:show-details="true"/>
                <table:data-pilot-member table:name="0.0882413864135742" table:display="true" table:show-details="true"/>
                <table:data-pilot-member table:name="0.0882535934448242" table:display="true" table:show-details="true"/>
                <table:data-pilot-member table:name="0.0887599468231201" table:display="true" table:show-details="true"/>
                <table:data-pilot-member table:name="0.0888087272644043" table:display="true" table:show-details="true"/>
                <table:data-pilot-member table:name="0.0888996124267578" table:display="true" table:show-details="true"/>
                <table:data-pilot-member table:name="0.0889893531799316" table:display="true" table:show-details="true"/>
                <table:data-pilot-member table:name="0.0893235206604004" table:display="true" table:show-details="true"/>
                <table:data-pilot-member table:name="0.0893402099609375" table:display="true" table:show-details="true"/>
                <table:data-pilot-member table:name="0.0893917083740234" table:display="true" table:show-details="true"/>
                <table:data-pilot-member table:name="0.0901468276977539" table:display="true" table:show-details="true"/>
                <table:data-pilot-member table:name="0.0902499198913574" table:display="true" table:show-details="true"/>
                <table:data-pilot-member table:name="0.0907077312469482" table:display="true" table:show-details="true"/>
                <table:data-pilot-member table:name="0.091198205947876" table:display="true" table:show-details="true"/>
                <table:data-pilot-member table:name="0.0912219524383545" table:display="true" table:show-details="true"/>
                <table:data-pilot-member table:name="0.0914677143096924" table:display="true" table:show-details="true"/>
                <table:data-pilot-member table:name="0.0922083854675293" table:display="true" table:show-details="true"/>
                <table:data-pilot-member table:name="0.0922650814056397" table:display="true" table:show-details="true"/>
                <table:data-pilot-member table:name="0.092364501953125" table:display="true" table:show-details="true"/>
                <table:data-pilot-member table:name="0.0925779819488525" table:display="true" table:show-details="true"/>
                <table:data-pilot-member table:name="0.0925826072692871" table:display="true" table:show-details="true"/>
                <table:data-pilot-member table:name="0.0931402206420898" table:display="true" table:show-details="true"/>
                <table:data-pilot-member table:name="0.0932927131652832" table:display="true" table:show-details="true"/>
                <table:data-pilot-member table:name="0.0933919429779053" table:display="true" table:show-details="true"/>
                <table:data-pilot-member table:name="0.0935508728027344" table:display="true" table:show-details="true"/>
                <table:data-pilot-member table:name="0.0935553550720215" table:display="true" table:show-details="true"/>
                <table:data-pilot-member table:name="0.0940276622772217" table:display="true" table:show-details="true"/>
                <table:data-pilot-member table:name="0.0941606521606445" table:display="true" table:show-details="true"/>
                <table:data-pilot-member table:name="0.094298267364502" table:display="true" table:show-details="true"/>
                <table:data-pilot-member table:name="0.0947396278381348" table:display="true" table:show-details="true"/>
                <table:data-pilot-member table:name="0.0950711250305176" table:display="true" table:show-details="true"/>
                <table:data-pilot-member table:name="0.0957009315490723" table:display="true" table:show-details="true"/>
                <table:data-pilot-member table:name="0.0959954738616943" table:display="true" table:show-details="true"/>
                <table:data-pilot-member table:name="0.0960110664367676" table:display="true" table:show-details="true"/>
                <table:data-pilot-member table:name="0.0967641830444336" table:display="true" table:show-details="true"/>
                <table:data-pilot-member table:name="0.0971248149871826" table:display="true" table:show-details="true"/>
                <table:data-pilot-member table:name="0.0974198341369629" table:display="true" table:show-details="true"/>
                <table:data-pilot-member table:name="0.0977976799011231" table:display="true" table:show-details="true"/>
                <table:data-pilot-member table:name="0.0981064319610596" table:display="true" table:show-details="true"/>
                <table:data-pilot-member table:name="0.0982255458831787" table:display="true" table:show-details="true"/>
                <table:data-pilot-member table:name="0.098310661315918" table:display="true" table:show-details="true"/>
                <table:data-pilot-member table:name="0.0986639022827148" table:display="true" table:show-details="true"/>
                <table:data-pilot-member table:name="0.0989686965942383" table:display="true" table:show-details="true"/>
                <table:data-pilot-member table:name="0.0991857528686523" table:display="true" table:show-details="true"/>
                <table:data-pilot-member table:name="0.0994754791259766" table:display="true" table:show-details="true"/>
                <table:data-pilot-member table:name="0.0999389171600342" table:display="true" table:show-details="true"/>
                <table:data-pilot-member table:name="0.100556087493896" table:display="true" table:show-details="true"/>
                <table:data-pilot-member table:name="0.101183319091797" table:display="true" table:show-details="true"/>
                <table:data-pilot-member table:name="0.1013512134552" table:display="true" table:show-details="true"/>
                <table:data-pilot-member table:name="0.101726484298706" table:display="true" table:show-details="true"/>
                <table:data-pilot-member table:name="0.102253818511963" table:display="true" table:show-details="true"/>
                <table:data-pilot-member table:name="0.102593374252319" table:display="true" table:show-details="true"/>
                <table:data-pilot-member table:name="0.10306510925293" table:display="true" table:show-details="true"/>
                <table:data-pilot-member table:name="0.103172588348389" table:display="true" table:show-details="true"/>
                <table:data-pilot-member table:name="0.10355715751648" table:display="true" table:show-details="true"/>
                <table:data-pilot-member table:name="0.103981971740723" table:display="true" table:show-details="true"/>
                <table:data-pilot-member table:name="0.105700540542603" table:display="true" table:show-details="true"/>
                <table:data-pilot-member table:name="0.106700992584229" table:display="true" table:show-details="true"/>
                <table:data-pilot-member table:name="0.106820392608643" table:display="true" table:show-details="true"/>
                <table:data-pilot-member table:name="0.107329607009888" table:display="true" table:show-details="true"/>
                <table:data-pilot-member table:name="0.107339668273926" table:display="true" table:show-details="true"/>
                <table:data-pilot-member table:name="0.107903242111206" table:display="true" table:show-details="true"/>
                <table:data-pilot-member table:name="0.107907295227051" table:display="true" table:show-details="true"/>
                <table:data-pilot-member table:name="0.108166027069092" table:display="true" table:show-details="true"/>
                <table:data-pilot-member table:name="0.108281373977661" table:display="true" table:show-details="true"/>
                <table:data-pilot-member table:name="0.108606815338135" table:display="true" table:show-details="true"/>
                <table:data-pilot-member table:name="0.110147190093994" table:display="true" table:show-details="true"/>
                <table:data-pilot-member table:name="0.111761093139648" table:display="true" table:show-details="true"/>
                <table:data-pilot-member table:name="0.113569736480713" table:display="true" table:show-details="true"/>
                <table:data-pilot-member table:name="0.114450073242188" table:display="true" table:show-details="true"/>
                <table:data-pilot-member table:name="0.115911054611206" table:display="true" table:show-details="true"/>
                <table:data-pilot-member table:name="0.117310476303101" table:display="true" table:show-details="true"/>
                <table:data-pilot-member table:name="0.117654514312744" table:display="true" table:show-details="true"/>
                <table:data-pilot-member table:name="0.118173599243164" table:display="true" table:show-details="true"/>
                <table:data-pilot-member table:name="0.11856427192688" table:display="true" table:show-details="true"/>
                <table:data-pilot-member table:name="0.119478797912598" table:display="true" table:show-details="true"/>
                <table:data-pilot-member table:name="0.120239734649658" table:display="true" table:show-details="true"/>
                <table:data-pilot-member table:name="0.120487451553345" table:display="true" table:show-details="true"/>
                <table:data-pilot-member table:name="0.120501375198364" table:display="true" table:show-details="true"/>
                <table:data-pilot-member table:name="0.120513153076172" table:display="true" table:show-details="true"/>
                <table:data-pilot-member table:name="0.120752620697021" table:display="true" table:show-details="true"/>
                <table:data-pilot-member table:name="0.121994638442993" table:display="true" table:show-details="true"/>
                <table:data-pilot-member table:name="0.122511291503906" table:display="true" table:show-details="true"/>
                <table:data-pilot-member table:name="0.122758007049561" table:display="true" table:show-details="true"/>
                <table:data-pilot-member table:name="0.122858095169067" table:display="true" table:show-details="true"/>
                <table:data-pilot-member table:name="0.122923517227173" table:display="true" table:show-details="true"/>
                <table:data-pilot-member table:name="0.125051593780518" table:display="true" table:show-details="true"/>
                <table:data-pilot-member table:name="0.125431108474731" table:display="true" table:show-details="true"/>
                <table:data-pilot-member table:name="0.126807451248169" table:display="true" table:show-details="true"/>
                <table:data-pilot-member table:name="0.127095222473145" table:display="true" table:show-details="true"/>
                <table:data-pilot-member table:name="0.12724084854126" table:display="true" table:show-details="true"/>
                <table:data-pilot-member table:name="0.127371025085449" table:display="true" table:show-details="true"/>
                <table:data-pilot-member table:name="0.127464485168457" table:display="true" table:show-details="true"/>
                <table:data-pilot-member table:name="0.127834224700928" table:display="true" table:show-details="true"/>
                <table:data-pilot-member table:name="0.128123331069946" table:display="true" table:show-details="true"/>
                <table:data-pilot-member table:name="0.128317594528198" table:display="true" table:show-details="true"/>
                <table:data-pilot-member table:name="0.128638505935669" table:display="true" table:show-details="true"/>
                <table:data-pilot-member table:name="0.128937196731567" table:display="true" table:show-details="true"/>
                <table:data-pilot-member table:name="0.128979730606079" table:display="true" table:show-details="true"/>
                <table:data-pilot-member table:name="0.129167175292969" table:display="true" table:show-details="true"/>
                <table:data-pilot-member table:name="0.129269027709961" table:display="true" table:show-details="true"/>
                <table:data-pilot-member table:name="0.129347085952759" table:display="true" table:show-details="true"/>
                <table:data-pilot-member table:name="0.129603433609009" table:display="true" table:show-details="true"/>
                <table:data-pilot-member table:name="0.129944133758545" table:display="true" table:show-details="true"/>
                <table:data-pilot-member table:name="0.129950428009033" table:display="true" table:show-details="true"/>
                <table:data-pilot-member table:name="0.130066776275635" table:display="true" table:show-details="true"/>
                <table:data-pilot-member table:name="0.130286312103271" table:display="true" table:show-details="true"/>
                <table:data-pilot-member table:name="0.130904150009155" table:display="true" table:show-details="true"/>
                <table:data-pilot-member table:name="0.131565856933594" table:display="true" table:show-details="true"/>
                <table:data-pilot-member table:name="0.13203616142273" table:display="true" table:show-details="true"/>
                <table:data-pilot-member table:name="0.132241296768188" table:display="true" table:show-details="true"/>
                <table:data-pilot-member table:name="0.13336706161499" table:display="true" table:show-details="true"/>
                <table:data-pilot-member table:name="0.133941602706909" table:display="true" table:show-details="true"/>
                <table:data-pilot-member table:name="0.134105443954468" table:display="true" table:show-details="true"/>
                <table:data-pilot-member table:name="0.1343909740448" table:display="true" table:show-details="true"/>
                <table:data-pilot-member table:name="0.134708309173584" table:display="true" table:show-details="true"/>
                <table:data-pilot-member table:name="0.135268783569336" table:display="true" table:show-details="true"/>
                <table:data-pilot-member table:name="0.135300922393799" table:display="true" table:show-details="true"/>
                <table:data-pilot-member table:name="0.135533475875854" table:display="true" table:show-details="true"/>
                <table:data-pilot-member table:name="0.135538959503174" table:display="true" table:show-details="true"/>
                <table:data-pilot-member table:name="0.13577241897583" table:display="true" table:show-details="true"/>
                <table:data-pilot-member table:name="0.136183547973633" table:display="true" table:show-details="true"/>
                <table:data-pilot-member table:name="0.136267280578613" table:display="true" table:show-details="true"/>
                <table:data-pilot-member table:name="0.136582899093628" table:display="true" table:show-details="true"/>
                <table:data-pilot-member table:name="0.136701583862305" table:display="true" table:show-details="true"/>
                <table:data-pilot-member table:name="0.137910461425781" table:display="true" table:show-details="true"/>
                <table:data-pilot-member table:name="0.137970352172852" table:display="true" table:show-details="true"/>
                <table:data-pilot-member table:name="0.138156032562256" table:display="true" table:show-details="true"/>
                <table:data-pilot-member table:name="0.138439178466797" table:display="true" table:show-details="true"/>
                <table:data-pilot-member table:name="0.138439893722534" table:display="true" table:show-details="true"/>
                <table:data-pilot-member table:name="0.138461065292358" table:display="true" table:show-details="true"/>
                <table:data-pilot-member table:name="0.139062690734863" table:display="true" table:show-details="true"/>
                <table:data-pilot-member table:name="0.139090538024902" table:display="true" table:show-details="true"/>
                <table:data-pilot-member table:name="0.13962516784668" table:display="true" table:show-details="true"/>
                <table:data-pilot-member table:name="0.13989405632019" table:display="true" table:show-details="true"/>
                <table:data-pilot-member table:name="0.140190696716309" table:display="true" table:show-details="true"/>
                <table:data-pilot-member table:name="0.140225315093994" table:display="true" table:show-details="true"/>
                <table:data-pilot-member table:name="0.141662740707397" table:display="true" table:show-details="true"/>
                <table:data-pilot-member table:name="0.143504858016968" table:display="true" table:show-details="true"/>
                <table:data-pilot-member table:name="0.143728971481323" table:display="true" table:show-details="true"/>
                <table:data-pilot-member table:name="0.146829652786255" table:display="true" table:show-details="true"/>
                <table:data-pilot-member table:name="0.146911096572876" table:display="true" table:show-details="true"/>
                <table:data-pilot-member table:name="0.148012590408325" table:display="true" table:show-details="true"/>
                <table:data-pilot-member table:name="0.148457050323486" table:display="true" table:show-details="true"/>
                <table:data-pilot-member table:name="0.153371047973633" table:display="true" table:show-details="true"/>
                <table:data-pilot-member table:name="0.153862571716309" table:display="true" table:show-details="true"/>
                <table:data-pilot-member table:name="0.158808755874634" table:display="true" table:show-details="true"/>
                <table:data-pilot-member table:name="0.162250947952271" table:display="true" table:show-details="true"/>
                <table:data-pilot-member table:name="0.169811582565308" table:display="true" table:show-details="true"/>
                <table:data-pilot-member table:name="0.173374652862549" table:display="true" table:show-details="true"/>
                <table:data-pilot-member table:name="0.175164842605591" table:display="true" table:show-details="true"/>
                <table:data-pilot-member table:name="0.178154182434082" table:display="true" table:show-details="true"/>
                <table:data-pilot-member table:name="0.181069326400757" table:display="true" table:show-details="true"/>
                <table:data-pilot-member table:name="0.18644495010376" table:display="true" table:show-details="true"/>
                <table:data-pilot-member table:name="0.187072706222534" table:display="true" table:show-details="true"/>
                <table:data-pilot-member table:name="0.189220857620239" table:display="true" table:show-details="true"/>
                <table:data-pilot-member table:name="0.189260959625244" table:display="true" table:show-details="true"/>
                <table:data-pilot-member table:name="0.190543270111084" table:display="true" table:show-details="true"/>
                <table:data-pilot-member table:name="0.192101812362671" table:display="true" table:show-details="true"/>
                <table:data-pilot-member table:name="0.192188215255737" table:display="true" table:show-details="true"/>
                <table:data-pilot-member table:name="0.192778301239014" table:display="true" table:show-details="true"/>
                <table:data-pilot-member table:name="0.196493816375732" table:display="true" table:show-details="true"/>
                <table:data-pilot-member table:name="0.197397947311401" table:display="true" table:show-details="true"/>
                <table:data-pilot-member table:name="0.20065975189209" table:display="true" table:show-details="true"/>
                <table:data-pilot-member table:name="0.200967454910278" table:display="true" table:show-details="true"/>
                <table:data-pilot-member table:name="0.203732442855835" table:display="true" table:show-details="true"/>
                <table:data-pilot-member table:name="0.204046630859375" table:display="true" table:show-details="true"/>
                <table:data-pilot-member table:name="0.206640625" table:display="true" table:show-details="true"/>
                <table:data-pilot-member table:name="0.208031034469604" table:display="true" table:show-details="true"/>
                <table:data-pilot-member table:name="0.20825309753418" table:display="true" table:show-details="true"/>
                <table:data-pilot-member table:name="0.211038208007812" table:display="true" table:show-details="true"/>
                <table:data-pilot-member table:name="0.211643600463867" table:display="true" table:show-details="true"/>
                <table:data-pilot-member table:name="0.213576650619507" table:display="true" table:show-details="true"/>
                <table:data-pilot-member table:name="0.213586378097534" table:display="true" table:show-details="true"/>
                <table:data-pilot-member table:name="0.213787794113159" table:display="true" table:show-details="true"/>
                <table:data-pilot-member table:name="0.221990156173706" table:display="true" table:show-details="true"/>
                <table:data-pilot-member table:name="0.222393083572388" table:display="true" table:show-details="true"/>
                <table:data-pilot-member table:name="0.230041599273682" table:display="true" table:show-details="true"/>
                <table:data-pilot-member table:name="0.233404922485352" table:display="true" table:show-details="true"/>
                <table:data-pilot-member table:name="0.235214853286743" table:display="true" table:show-details="true"/>
                <table:data-pilot-member table:name="0.239322900772095" table:display="true" table:show-details="true"/>
                <table:data-pilot-member table:name="0.240624284744263" table:display="true" table:show-details="true"/>
                <table:data-pilot-member table:name="0.242990398406982" table:display="true" table:show-details="true"/>
                <table:data-pilot-member table:name="0.252492666244507" table:display="true" table:show-details="true"/>
                <table:data-pilot-member table:name="0.270021438598633" table:display="true" table:show-details="true"/>
                <table:data-pilot-member table:name="0.270537424087524" table:display="true" table:show-details="true"/>
                <table:data-pilot-member table:name="0.270835113525391" table:display="true" table:show-details="true"/>
                <table:data-pilot-member table:name="0.272451972961426" table:display="true" table:show-details="true"/>
                <table:data-pilot-member table:name="0.27258939743042" table:display="true" table:show-details="true"/>
                <table:data-pilot-member table:name="0.273505306243896" table:display="true" table:show-details="true"/>
                <table:data-pilot-member table:name="0.273881244659424" table:display="true" table:show-details="true"/>
                <table:data-pilot-member table:name="0.274570083618164" table:display="true" table:show-details="true"/>
                <table:data-pilot-member table:name="0.277107524871826" table:display="true" table:show-details="true"/>
                <table:data-pilot-member table:name="0.277654838562012" table:display="true" table:show-details="true"/>
                <table:data-pilot-member table:name="0.280063724517822" table:display="true" table:show-details="true"/>
                <table:data-pilot-member table:name="0.280302572250366" table:display="true" table:show-details="true"/>
                <table:data-pilot-member table:name="0.281889915466309" table:display="true" table:show-details="true"/>
                <table:data-pilot-member table:name="0.284597682952881" table:display="true" table:show-details="true"/>
                <table:data-pilot-member table:name="0.285223340988159" table:display="true" table:show-details="true"/>
                <table:data-pilot-member table:name="0.287762117385864" table:display="true" table:show-details="true"/>
                <table:data-pilot-member table:name="0.294441986083984" table:display="true" table:show-details="true"/>
                <table:data-pilot-member table:name="0.299080276489258" table:display="true" table:show-details="true"/>
                <table:data-pilot-member table:name="0.300639057159424" table:display="true" table:show-details="true"/>
                <table:data-pilot-member table:name="0.309553527832031" table:display="true" table:show-details="true"/>
                <table:data-pilot-member table:name="0.312627983093262" table:display="true" table:show-details="true"/>
                <table:data-pilot-member table:name="0.317528867721558" table:display="true" table:show-details="true"/>
                <table:data-pilot-member table:name="0.328652000427246" table:display="true" table:show-details="true"/>
                <table:data-pilot-member table:name="0.328750848770142" table:display="true" table:show-details="true"/>
                <table:data-pilot-member table:name="0.332367420196533" table:display="true" table:show-details="true"/>
                <table:data-pilot-member table:name="0.334136199951172" table:display="true" table:show-details="true"/>
                <table:data-pilot-member table:name="0.336491394042969" table:display="true" table:show-details="true"/>
                <table:data-pilot-member table:name="0.347854423522949" table:display="true" table:show-details="true"/>
                <table:data-pilot-member table:name="0.350574779510498" table:display="true" table:show-details="true"/>
                <table:data-pilot-member table:name="0.352365064620972" table:display="true" table:show-details="true"/>
                <table:data-pilot-member table:name="0.356704711914062" table:display="true" table:show-details="true"/>
                <table:data-pilot-member table:name="0.357348775863647" table:display="true" table:show-details="true"/>
                <table:data-pilot-member table:name="0.358244562149048" table:display="true" table:show-details="true"/>
                <table:data-pilot-member table:name="0.361427640914917" table:display="true" table:show-details="true"/>
                <table:data-pilot-member table:name="0.366401767730713" table:display="true" table:show-details="true"/>
                <table:data-pilot-member table:name="0.369195747375488" table:display="true" table:show-details="true"/>
                <table:data-pilot-member table:name="0.369244909286499" table:display="true" table:show-details="true"/>
                <table:data-pilot-member table:name="0.369615459442139" table:display="true" table:show-details="true"/>
                <table:data-pilot-member table:name="0.370771932601929" table:display="true" table:show-details="true"/>
                <table:data-pilot-member table:name="0.370882225036621" table:display="true" table:show-details="true"/>
                <table:data-pilot-member table:name="0.371633148193359" table:display="true" table:show-details="true"/>
                <table:data-pilot-member table:name="0.372300148010254" table:display="true" table:show-details="true"/>
                <table:data-pilot-member table:name="0.37662467956543" table:display="true" table:show-details="true"/>
                <table:data-pilot-member table:name="0.379488611221313" table:display="true" table:show-details="true"/>
                <table:data-pilot-member table:name="0.387994146347046" table:display="true" table:show-details="true"/>
                <table:data-pilot-member table:name="0.39531831741333" table:display="true" table:show-details="true"/>
                <table:data-pilot-member table:name="0.398707008361816" table:display="true" table:show-details="true"/>
                <table:data-pilot-member table:name="0.400465250015259" table:display="true" table:show-details="true"/>
                <table:data-pilot-member table:name="0.429781341552734" table:display="true" table:show-details="true"/>
                <table:data-pilot-member table:name="0.435079002380371" table:display="true" table:show-details="true"/>
                <table:data-pilot-member table:name="0.437031984329224" table:display="true" table:show-details="true"/>
                <table:data-pilot-member table:name="0.445203018188477" table:display="true" table:show-details="true"/>
                <table:data-pilot-member table:name="0.446520757675171" table:display="true" table:show-details="true"/>
                <table:data-pilot-member table:name="0.452146482467651" table:display="true" table:show-details="true"/>
                <table:data-pilot-member table:name="0.452681589126587" table:display="true" table:show-details="true"/>
                <table:data-pilot-member table:name="0.461994600296021" table:display="true" table:show-details="true"/>
                <table:data-pilot-member table:name="0.476568841934204" table:display="true" table:show-details="true"/>
                <table:data-pilot-member table:name="0.477190208435059" table:display="true" table:show-details="true"/>
                <table:data-pilot-member table:name="0.483241033554077" table:display="true" table:show-details="true"/>
                <table:data-pilot-member table:name="0.490131044387817" table:display="true" table:show-details="true"/>
                <table:data-pilot-member table:name="0.496243143081665" table:display="true" table:show-details="true"/>
                <table:data-pilot-member table:name="0.503832960128784" table:display="true" table:show-details="true"/>
                <table:data-pilot-member table:name="0.506273365020752" table:display="true" table:show-details="true"/>
                <table:data-pilot-member table:name="0.514520883560181" table:display="true" table:show-details="true"/>
                <table:data-pilot-member table:name="0.515271902084351" table:display="true" table:show-details="true"/>
                <table:data-pilot-member table:name="0.534542179107666" table:display="true" table:show-details="true"/>
                <table:data-pilot-member table:name="0.536707162857056" table:display="true" table:show-details="true"/>
                <table:data-pilot-member table:name="0.542863368988037" table:display="true" table:show-details="true"/>
                <table:data-pilot-member table:name="0.551877117156982" table:display="true" table:show-details="true"/>
                <table:data-pilot-member table:name="0.554832363128662" table:display="true" table:show-details="true"/>
                <table:data-pilot-member table:name="0.564337539672852" table:display="true" table:show-details="true"/>
                <table:data-pilot-member table:name="0.568368244171143" table:display="true" table:show-details="true"/>
                <table:data-pilot-member table:name="0.575648784637451" table:display="true" table:show-details="true"/>
                <table:data-pilot-member table:name="0.57835111618042" table:display="true" table:show-details="true"/>
                <table:data-pilot-member table:name="0.579322910308838" table:display="true" table:show-details="true"/>
                <table:data-pilot-member table:name="0.586785650253296" table:display="true" table:show-details="true"/>
                <table:data-pilot-member table:name="0.599543523788452" table:display="true" table:show-details="true"/>
                <table:data-pilot-member table:name="0.600691509246826" table:display="true" table:show-details="true"/>
                <table:data-pilot-member table:name="0.609326696395874" table:display="true" table:show-details="true"/>
                <table:data-pilot-member table:name="0.614898920059204" table:display="true" table:show-details="true"/>
                <table:data-pilot-member table:name="0.622338962554932" table:display="true" table:show-details="true"/>
                <table:data-pilot-member table:name="0.629650068283081" table:display="true" table:show-details="true"/>
                <table:data-pilot-member table:name="0.630206823348999" table:display="true" table:show-details="true"/>
                <table:data-pilot-member table:name="0.632834720611572" table:display="true" table:show-details="true"/>
                <table:data-pilot-member table:name="0.642409515380859" table:display="true" table:show-details="true"/>
                <table:data-pilot-member table:name="0.652453327178955" table:display="true" table:show-details="true"/>
                <table:data-pilot-member table:name="0.654597854614258" table:display="true" table:show-details="true"/>
                <table:data-pilot-member table:name="0.668931102752685" table:display="true" table:show-details="true"/>
                <table:data-pilot-member table:name="0.670328998565674" table:display="true" table:show-details="true"/>
                <table:data-pilot-member table:name="0.672435235977173" table:display="true" table:show-details="true"/>
                <table:data-pilot-member table:name="0.682971429824829" table:display="true" table:show-details="true"/>
                <table:data-pilot-member table:name="0.692914247512817" table:display="true" table:show-details="true"/>
                <table:data-pilot-member table:name="0.701781034469605" table:display="true" table:show-details="true"/>
                <table:data-pilot-member table:name="0.718556547164917" table:display="true" table:show-details="true"/>
                <table:data-pilot-member table:name="0.730682182312012" table:display="true" table:show-details="true"/>
                <table:data-pilot-member table:name="0.840001726150513" table:display="true" table:show-details="true"/>
                <table:data-pilot-member table:name="0.844044637680054" table:display="true" table:show-details="true"/>
                <table:data-pilot-member table:name="0.849368333816528" table:display="true" table:show-details="true"/>
                <table:data-pilot-member table:name="0.862033414840698" table:display="true" table:show-details="true"/>
                <table:data-pilot-member table:name="0.875104284286499" table:display="true" table:show-details="true"/>
                <table:data-pilot-member table:name="0.899566745758057" table:display="true" table:show-details="true"/>
                <table:data-pilot-member table:name="0.95794038772583" table:display="true" table:show-details="true"/>
                <table:data-pilot-member table:name="0.968406343460083" table:display="true" table:show-details="true"/>
                <table:data-pilot-member table:name="0.981438207626343" table:display="true" table:show-details="true"/>
                <table:data-pilot-member table:name="1.05821394920349" table:display="true" table:show-details="true"/>
                <table:data-pilot-member table:name="1.06775794029236" table:display="true" table:show-details="true"/>
                <table:data-pilot-member table:name="1.18645257949829" table:display="true" table:show-details="true"/>
                <table:data-pilot-member table:name="1.24728517532349" table:display="true" table:show-details="true"/>
                <table:data-pilot-member table:name="1.24769988059998" table:display="true" table:show-details="true"/>
                <table:data-pilot-member table:name="1.38613533973694" table:display="true" table:show-details="true"/>
                <table:data-pilot-member table:name="1.47203917503357" table:display="true" table:show-details="true"/>
                <table:data-pilot-member table:name="1.49444408416748" table:display="true" table:show-details="true"/>
                <table:data-pilot-member table:name="1.85107250213623" table:display="true" table:show-details="true"/>
                <table:data-pilot-member table:name="2.07324662208557" table:display="true" table:show-details="true"/>
                <table:data-pilot-member table:name="2.37779865264893" table:display="true" table:show-details="true"/>
                <table:data-pilot-member table:name="2.9847279548645" table:display="true" table:show-details="true"/>
                <table:data-pilot-member table:name="3.597895860672" table:display="true" table:show-details="true"/>
                <table:data-pilot-member table:name="3.765000724792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-1" table:function="min">
            <table:data-pilot-level calcext:repeat-item-labels="false"/>
          </table:data-pilot-field>
          <table:data-pilot-field table:source-field-name="Time" table:orientation="data" table:used-hierarchy="-1" table:function="max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2T16:30:12.264236512</dc:date>
    <meta:editing-duration>PT11M56S</meta:editing-duration>
    <meta:editing-cycles>2</meta:editing-cycles>
    <meta:generator>LibreOffice/7.2.5.2.0$Linux_X86_64 LibreOffice_project/20$Build-2</meta:generator>
    <meta:document-statistic meta:table-count="2" meta:cell-count="17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ell-range" chart:error-upper-range="Time.F3:Time.F12" chart:error-lower-range="Time.E3:Time.E12"/>
    </style:style>
    <style:style style:name="ch3" style:family="chart" style:data-style-name="N0">
      <style:chart-properties chart:display-label="true" chart:logarithmic="false" chart:minimum="4" chart:maximum="15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ime.F3:Time.F12" chart:error-lower-range="Time.E3:Time.E12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ime.F3:Time.F12" chart:error-lower-range="Time.E3:Time.E12" loext:std-weight="1"/>
      <style:graphic-properties draw:stroke="solid" svg:stroke-width="0.05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77cm" svg:height="18.032cm" xlink:href=".." xlink:type="simple" chart:class="chart:scatter" chart:style-name="ch1">
        <chart:plot-area chart:style-name="ch2" table:cell-range-address="Time.A2:Time.B12" chart:data-source-has-labels="row" svg:x="0.435cm" svg:y="0.579cm" svg:width="16.668cm" svg:height="16.433cm">
          <chart:coordinate-region svg:x="1.173cm" svg:y="0.781cm" svg:width="15.738cm" svg:height="15.578cm"/>
          <chart:axis chart:dimension="x" chart:name="primary-x" chart:style-name="ch3">
            <chart:title svg:x="7.897cm" svg:y="17.372cm" chart:style-name="ch4">
              <text:p>Dimensiune</text:p>
            </chart:title>
          </chart:axis>
          <chart:axis chart:dimension="y" chart:name="primary-y" chart:style-name="ch5">
            <chart:title svg:x="0cm" svg:y="9.191cm" chart:style-name="ch6">
              <text:p>Timp</text:p>
            </chart:title>
            <chart:grid chart:style-name="ch7" chart:class="major"/>
          </chart:axis>
          <chart:series chart:style-name="ch8" chart:values-cell-range-address="Time.B3:Time.B12" chart:label-cell-address="Time.B2:Time.B2" chart:class="chart:scatter">
            <chart:domain table:cell-range-address="Time.A3:Time.A12"/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- Time</text:p>
                <draw:g>
                  <svg:desc>Time.B2:Time.B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ime.A3:Time.A12</svg:desc>
                </draw:g>
              </table:table-cell>
              <table:table-cell office:value-type="float" office:value="0.0287711334228515">
                <text:p>0.0287711334228515</text:p>
                <draw:g>
                  <svg:desc>Time.B3:Time.B12</svg:desc>
                </draw:g>
              </table:table-cell>
              <table:table-cell office:value-type="float" office:value="0.00931919097900392">
                <text:p>0.00931919097900392</text:p>
                <draw:g>
                  <svg:desc>Time.F3:Time.F12</svg:desc>
                </draw:g>
              </table:table-cell>
              <table:table-cell office:value-type="float" office:value="0.00406758308410643">
                <text:p>0.00406758308410643</text:p>
                <draw:g>
                  <svg:desc>Time.E3:Time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439400074217055">
                <text:p>0.0439400074217055</text:p>
              </table:table-cell>
              <table:table-cell office:value-type="float" office:value="0.0175490024354723">
                <text:p>0.0175490024354723</text:p>
              </table:table-cell>
              <table:table-cell office:value-type="float" office:value="0.007076489660475">
                <text:p>0.00707648966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665495628780789">
                <text:p>0.0665495628780789</text:p>
              </table:table-cell>
              <table:table-cell office:value-type="float" office:value="0.0227906470828586">
                <text:p>0.0227906470828586</text:p>
              </table:table-cell>
              <table:table-cell office:value-type="float" office:value="0.0110975498623318">
                <text:p>0.011097549862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982216522428724">
                <text:p>0.0982216522428724</text:p>
              </table:table-cell>
              <table:table-cell office:value-type="float" office:value="0.0640292957093981">
                <text:p>0.0640292957093981</text:p>
              </table:table-cell>
              <table:table-cell office:value-type="float" office:value="0.0200717613432142">
                <text:p>0.0200717613432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135799889882406">
                <text:p>0.135799889882406</text:p>
              </table:table-cell>
              <table:table-cell office:value-type="float" office:value="0.0724532076517741">
                <text:p>0.0724532076517741</text:p>
              </table:table-cell>
              <table:table-cell office:value-type="float" office:value="0.0213498166402181">
                <text:p>0.0213498166402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09354945818583">
                <text:p>0.209354945818583</text:p>
              </table:table-cell>
              <table:table-cell office:value-type="float" office:value="0.0912841113408406">
                <text:p>0.0912841113408406</text:p>
              </table:table-cell>
              <table:table-cell office:value-type="float" office:value="0.0341901032129924">
                <text:p>0.0341901032129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01567556063334">
                <text:p>0.301567556063334</text:p>
              </table:table-cell>
              <table:table-cell office:value-type="float" office:value="0.266800688107808">
                <text:p>0.266800688107808</text:p>
              </table:table-cell>
              <table:table-cell office:value-type="float" office:value="0.0681626335779826">
                <text:p>0.0681626335779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392614800135295">
                <text:p>0.392614800135295</text:p>
              </table:table-cell>
              <table:table-cell office:value-type="float" office:value="0.144092362721761">
                <text:p>0.144092362721761</text:p>
              </table:table-cell>
              <table:table-cell office:value-type="float" office:value="0.0639627997080486">
                <text:p>0.0639627997080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642946591377258">
                <text:p>0.642946591377258</text:p>
              </table:table-cell>
              <table:table-cell office:value-type="float" office:value="1.43030003070831">
                <text:p>1.43030003070831</text:p>
              </table:table-cell>
              <table:table-cell office:value-type="float" office:value="0.197743573188782">
                <text:p>0.197743573188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24987057526906">
                <text:p>1.24987057526906</text:p>
              </table:table-cell>
              <table:table-cell office:value-type="float" office:value="2.51513014952342">
                <text:p>2.51513014952342</text:p>
              </table:table-cell>
              <table:table-cell office:value-type="float" office:value="0.674221790631612">
                <text:p>0.674221790631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